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5.5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3.97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138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493cm"/>
    </style:style>
    <style:style style:name="co11" style:family="table-column">
      <style:table-column-properties fo:break-before="auto" style:column-width="3.84cm"/>
    </style:style>
    <style:style style:name="co12" style:family="table-column">
      <style:table-column-properties fo:break-before="auto" style:column-width="3.434cm"/>
    </style:style>
    <style:style style:name="co13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3.704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454cm"/>
    </style:style>
    <style:style style:name="ro1" style:family="table-row">
      <style:table-row-properties style:row-height="0.891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1.45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785cm" fo:break-before="auto" style:use-optimal-row-height="fals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1.677cm" fo:break-before="auto" style:use-optimal-row-height="false"/>
    </style:style>
    <style:style style:name="ro10" style:family="table-row">
      <style:table-row-properties style:row-height="1.118cm" fo:break-before="auto" style:use-optimal-row-height="false"/>
    </style:style>
    <style:style style:name="ro11" style:family="table-row">
      <style:table-row-properties style:row-height="1.647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1.088cm" fo:break-before="auto" style:use-optimal-row-height="false"/>
    </style:style>
    <style:style style:name="ro14" style:family="table-row">
      <style:table-row-properties style:row-height="1.164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572cm" fo:break-before="auto" style:use-optimal-row-height="false"/>
    </style:style>
    <style:style style:name="ro17" style:family="table-row">
      <style:table-row-properties style:row-height="1.132cm" fo:break-before="auto" style:use-optimal-row-height="false"/>
    </style:style>
    <style:style style:name="ro18" style:family="table-row">
      <style:table-row-properties style:row-height="1.042cm" fo:break-before="auto" style:use-optimal-row-height="false"/>
    </style:style>
    <style:style style:name="ro19" style:family="table-row">
      <style:table-row-properties style:row-height="1.254cm" fo:break-before="auto" style:use-optimal-row-height="false"/>
    </style:style>
    <style:style style:name="ro20" style:family="table-row">
      <style:table-row-properties style:row-height="1.208cm" fo:break-before="auto" style:use-optimal-row-height="false"/>
    </style:style>
    <style:style style:name="ro21" style:family="table-row">
      <style:table-row-properties style:row-height="1.027cm" fo:break-before="auto" style:use-optimal-row-height="false"/>
    </style:style>
    <style:style style:name="ro22" style:family="table-row">
      <style:table-row-properties style:row-height="1.27cm" fo:break-before="auto" style:use-optimal-row-height="false"/>
    </style:style>
    <style:style style:name="ro23" style:family="table-row">
      <style:table-row-properties style:row-height="0.997cm" fo:break-before="auto" style:use-optimal-row-height="false"/>
    </style:style>
    <style:style style:name="ro24" style:family="table-row">
      <style:table-row-properties style:row-height="1.178cm" fo:break-before="auto" style:use-optimal-row-height="false"/>
    </style:style>
    <style:style style:name="ro25" style:family="table-row">
      <style:table-row-properties style:row-height="0.921cm" fo:break-before="auto" style:use-optimal-row-height="false"/>
    </style:style>
    <style:style style:name="ro26" style:family="table-row">
      <style:table-row-properties style:row-height="1.102cm" fo:break-before="auto" style:use-optimal-row-height="false"/>
    </style:style>
    <style:style style:name="ro27" style:family="table-row">
      <style:table-row-properties style:row-height="1.012cm" fo:break-before="auto" style:use-optimal-row-height="false"/>
    </style:style>
    <style:style style:name="ro28" style:family="table-row">
      <style:table-row-properties style:row-height="0.937cm" fo:break-before="auto" style:use-optimal-row-height="false"/>
    </style:style>
    <style:style style:name="ro29" style:family="table-row">
      <style:table-row-properties style:row-height="0.967cm" fo:break-before="auto" style:use-optimal-row-height="false"/>
    </style:style>
    <style:style style:name="ro30" style:family="table-row">
      <style:table-row-properties style:row-height="1.194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1.3cm" fo:break-before="auto" style:use-optimal-row-height="false"/>
    </style:style>
    <style:style style:name="ro33" style:family="table-row">
      <style:table-row-properties style:row-height="1.39cm" fo:break-before="auto" style:use-optimal-row-height="false"/>
    </style:style>
    <style:style style:name="ro34" style:family="table-row">
      <style:table-row-properties style:row-height="0.831cm" fo:break-before="auto" style:use-optimal-row-height="false"/>
    </style:style>
    <style:style style:name="ro35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_20_Case_20_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1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0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Normál_20_2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Normál_20_2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4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eszt modulok'.I18"/>
      <style:map style:condition="is-true-formula(NOT(ISERROR(SEARCH(&quot;Pass&quot;;[.I18]))))" style:apply-style-name="Excel_5f_CondFormat_5f_1_5f_2_5f_2" style:base-cell-address="'teszt modulok'.I18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eszt modulok'.I25"/>
      <style:map style:condition="is-true-formula(NOT(ISERROR(SEARCH(&quot;Pass&quot;;[.I25]))))" style:apply-style-name="Excel_5f_CondFormat_5f_1_5f_4_5f_2" style:base-cell-address="'teszt modulok'.I25"/>
    </style:style>
    <style:style style:name="ce42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zt modulok'.J5"/>
      <style:map style:condition="is-true-formula(NOT(ISERROR(SEARCH(&quot;Fail&quot;;[.J5]))))" style:apply-style-name="Excel_5f_CondFormat_5f_1_5f_1_5f_2" style:base-cell-address="'teszt modulok'.J5"/>
    </style:style>
    <style:style style:name="ce44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eszt modulok'.I18"/>
      <style:map style:condition="is-true-formula(NOT(ISERROR(SEARCH(&quot;Pass&quot;;[.I18]))))" style:apply-style-name="Excel_5f_CondFormat_5f_1_5f_2_5f_2" style:base-cell-address="'teszt modulok'.I18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J24]))))" style:apply-style-name="Excel_5f_CondFormat_5f_1_5f_3_5f_1" style:base-cell-address="'teszt modulok'.J24"/>
      <style:map style:condition="is-true-formula(NOT(ISERROR(SEARCH(&quot;Pass&quot;;[.J24]))))" style:apply-style-name="Excel_5f_CondFormat_5f_1_5f_3_5f_2" style:base-cell-address="'teszt modulok'.J24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eszt modulok'.I25"/>
      <style:map style:condition="is-true-formula(NOT(ISERROR(SEARCH(&quot;Pass&quot;;[.I25]))))" style:apply-style-name="Excel_5f_CondFormat_5f_1_5f_4_5f_2" style:base-cell-address="'teszt modulok'.I25"/>
    </style:style>
    <style:style style:name="ce51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2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wrap-option="wrap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1 - Registration'.I18"/>
      <style:map style:condition="is-true-formula(NOT(ISERROR(SEARCH(&quot;Pass&quot;;[.I18]))))" style:apply-style-name="Excel_5f_CondFormat_5f_1_5f_2_5f_2" style:base-cell-address="'TC01 - Registration'.I18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1 - Registration'.I18"/>
      <style:map style:condition="is-true-formula(NOT(ISERROR(SEARCH(&quot;Pass&quot;;[.I18]))))" style:apply-style-name="Excel_5f_CondFormat_5f_1_5f_2_5f_2" style:base-cell-address="'TC01 - Registration'.I18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1 - Registration'.I24"/>
      <style:map style:condition="is-true-formula(NOT(ISERROR(SEARCH(&quot;Pass&quot;;[.I24]))))" style:apply-style-name="Excel_5f_CondFormat_5f_1_5f_3_5f_2" style:base-cell-address="'TC01 - Registration'.I24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1 - Registration'.I25"/>
      <style:map style:condition="is-true-formula(NOT(ISERROR(SEARCH(&quot;Pass&quot;;[.I25]))))" style:apply-style-name="Excel_5f_CondFormat_5f_1_5f_4_5f_2" style:base-cell-address="'TC01 - Registration'.I25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1 - Registration'.J5"/>
      <style:map style:condition="is-true-formula(NOT(ISERROR(SEARCH(&quot;Fail&quot;;[.J5]))))" style:apply-style-name="Excel_5f_CondFormat_5f_1_5f_1_5f_2" style:base-cell-address="'TC01 - Registration'.J5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1 - Registration'.I18"/>
      <style:map style:condition="is-true-formula(NOT(ISERROR(SEARCH(&quot;Pass&quot;;[.I18]))))" style:apply-style-name="Excel_5f_CondFormat_5f_1_5f_2_5f_2" style:base-cell-address="'TC01 - Registration'.I18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1 - Registration'.I24"/>
      <style:map style:condition="is-true-formula(NOT(ISERROR(SEARCH(&quot;Pass&quot;;[.I24]))))" style:apply-style-name="Excel_5f_CondFormat_5f_1_5f_3_5f_2" style:base-cell-address="'TC01 - Registration'.I24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1 - Registration'.I25"/>
      <style:map style:condition="is-true-formula(NOT(ISERROR(SEARCH(&quot;Pass&quot;;[.I25]))))" style:apply-style-name="Excel_5f_CondFormat_5f_1_5f_4_5f_2" style:base-cell-address="'TC01 - Registration'.I25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2 - Login'.I18"/>
      <style:map style:condition="is-true-formula(NOT(ISERROR(SEARCH(&quot;Pass&quot;;[.I18]))))" style:apply-style-name="Excel_5f_CondFormat_5f_1_5f_2_5f_2" style:base-cell-address="'TC02 - Login'.I18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2 - Login'.I18"/>
      <style:map style:condition="is-true-formula(NOT(ISERROR(SEARCH(&quot;Pass&quot;;[.I18]))))" style:apply-style-name="Excel_5f_CondFormat_5f_1_5f_2_5f_2" style:base-cell-address="'TC02 - Login'.I18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2 - Login'.I18"/>
      <style:map style:condition="is-true-formula(NOT(ISERROR(SEARCH(&quot;Pass&quot;;[.I18]))))" style:apply-style-name="Excel_5f_CondFormat_5f_1_5f_2_5f_2" style:base-cell-address="'TC02 - Login'.I18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2 - Login'.I24"/>
      <style:map style:condition="is-true-formula(NOT(ISERROR(SEARCH(&quot;Pass&quot;;[.I24]))))" style:apply-style-name="Excel_5f_CondFormat_5f_1_5f_3_5f_2" style:base-cell-address="'TC02 - Login'.I24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2 - Login'.I25"/>
      <style:map style:condition="is-true-formula(NOT(ISERROR(SEARCH(&quot;Pass&quot;;[.I25]))))" style:apply-style-name="Excel_5f_CondFormat_5f_1_5f_4_5f_2" style:base-cell-address="'TC02 - Login'.I25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2 - Login'.J5"/>
      <style:map style:condition="is-true-formula(NOT(ISERROR(SEARCH(&quot;Fail&quot;;[.J5]))))" style:apply-style-name="Excel_5f_CondFormat_5f_1_5f_1_5f_2" style:base-cell-address="'TC02 - Login'.J5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2 - Login'.I18"/>
      <style:map style:condition="is-true-formula(NOT(ISERROR(SEARCH(&quot;Pass&quot;;[.I18]))))" style:apply-style-name="Excel_5f_CondFormat_5f_1_5f_2_5f_2" style:base-cell-address="'TC02 - Login'.I18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2 - Login'.I24"/>
      <style:map style:condition="is-true-formula(NOT(ISERROR(SEARCH(&quot;Pass&quot;;[.I24]))))" style:apply-style-name="Excel_5f_CondFormat_5f_1_5f_3_5f_2" style:base-cell-address="'TC02 - Login'.I24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2 - Login'.I25"/>
      <style:map style:condition="is-true-formula(NOT(ISERROR(SEARCH(&quot;Pass&quot;;[.I25]))))" style:apply-style-name="Excel_5f_CondFormat_5f_1_5f_4_5f_2" style:base-cell-address="'TC02 - Login'.I25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3 - Logout'.I18"/>
      <style:map style:condition="is-true-formula(NOT(ISERROR(SEARCH(&quot;Pass&quot;;[.I18]))))" style:apply-style-name="Excel_5f_CondFormat_5f_1_5f_2_5f_2" style:base-cell-address="'TC03 - Logout'.I18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3 - Logout'.I18"/>
      <style:map style:condition="is-true-formula(NOT(ISERROR(SEARCH(&quot;Pass&quot;;[.I18]))))" style:apply-style-name="Excel_5f_CondFormat_5f_1_5f_2_5f_2" style:base-cell-address="'TC03 - Logout'.I18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3 - Logout'.I24"/>
      <style:map style:condition="is-true-formula(NOT(ISERROR(SEARCH(&quot;Pass&quot;;[.I24]))))" style:apply-style-name="Excel_5f_CondFormat_5f_1_5f_3_5f_2" style:base-cell-address="'TC03 - Logout'.I24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3 - Logout'.I25"/>
      <style:map style:condition="is-true-formula(NOT(ISERROR(SEARCH(&quot;Pass&quot;;[.I25]))))" style:apply-style-name="Excel_5f_CondFormat_5f_1_5f_4_5f_2" style:base-cell-address="'TC03 - Logout'.I25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3 - Logout'.J5"/>
      <style:map style:condition="is-true-formula(NOT(ISERROR(SEARCH(&quot;Fail&quot;;[.J5]))))" style:apply-style-name="Excel_5f_CondFormat_5f_1_5f_1_5f_2" style:base-cell-address="'TC03 - Logout'.J5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3 - Logout'.I18"/>
      <style:map style:condition="is-true-formula(NOT(ISERROR(SEARCH(&quot;Pass&quot;;[.I18]))))" style:apply-style-name="Excel_5f_CondFormat_5f_1_5f_2_5f_2" style:base-cell-address="'TC03 - Logout'.I18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3 - Logout'.I24"/>
      <style:map style:condition="is-true-formula(NOT(ISERROR(SEARCH(&quot;Pass&quot;;[.I24]))))" style:apply-style-name="Excel_5f_CondFormat_5f_1_5f_3_5f_2" style:base-cell-address="'TC03 - Logout'.I24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3 - Logout'.I25"/>
      <style:map style:condition="is-true-formula(NOT(ISERROR(SEARCH(&quot;Pass&quot;;[.I25]))))" style:apply-style-name="Excel_5f_CondFormat_5f_1_5f_4_5f_2" style:base-cell-address="'TC03 - Logout'.I25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4 - Cookies'.I18"/>
      <style:map style:condition="is-true-formula(NOT(ISERROR(SEARCH(&quot;Pass&quot;;[.I18]))))" style:apply-style-name="Excel_5f_CondFormat_5f_1_5f_2_5f_2" style:base-cell-address="'TC04 - Cookies'.I1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4 - Cookies'.I18"/>
      <style:map style:condition="is-true-formula(NOT(ISERROR(SEARCH(&quot;Pass&quot;;[.I18]))))" style:apply-style-name="Excel_5f_CondFormat_5f_1_5f_2_5f_2" style:base-cell-address="'TC04 - Cookies'.I18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4 - Cookies'.I18"/>
      <style:map style:condition="is-true-formula(NOT(ISERROR(SEARCH(&quot;Pass&quot;;[.I18]))))" style:apply-style-name="Excel_5f_CondFormat_5f_1_5f_2_5f_2" style:base-cell-address="'TC04 - Cookies'.I18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4 - Cookies'.I24"/>
      <style:map style:condition="is-true-formula(NOT(ISERROR(SEARCH(&quot;Pass&quot;;[.I24]))))" style:apply-style-name="Excel_5f_CondFormat_5f_1_5f_3_5f_2" style:base-cell-address="'TC04 - Cookies'.I24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4 - Cookies'.I25"/>
      <style:map style:condition="is-true-formula(NOT(ISERROR(SEARCH(&quot;Pass&quot;;[.I25]))))" style:apply-style-name="Excel_5f_CondFormat_5f_1_5f_4_5f_2" style:base-cell-address="'TC04 - Cookies'.I25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4 - Cookies'.J5"/>
      <style:map style:condition="is-true-formula(NOT(ISERROR(SEARCH(&quot;Fail&quot;;[.J5]))))" style:apply-style-name="Excel_5f_CondFormat_5f_1_5f_1_5f_2" style:base-cell-address="'TC04 - Cookies'.J5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4 - Cookies'.I18"/>
      <style:map style:condition="is-true-formula(NOT(ISERROR(SEARCH(&quot;Pass&quot;;[.I18]))))" style:apply-style-name="Excel_5f_CondFormat_5f_1_5f_2_5f_2" style:base-cell-address="'TC04 - Cookies'.I18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4 - Cookies'.I24"/>
      <style:map style:condition="is-true-formula(NOT(ISERROR(SEARCH(&quot;Pass&quot;;[.I24]))))" style:apply-style-name="Excel_5f_CondFormat_5f_1_5f_3_5f_2" style:base-cell-address="'TC04 - Cookies'.I24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4 - Cookies'.I25"/>
      <style:map style:condition="is-true-formula(NOT(ISERROR(SEARCH(&quot;Pass&quot;;[.I25]))))" style:apply-style-name="Excel_5f_CondFormat_5f_1_5f_4_5f_2" style:base-cell-address="'TC04 - Cookies'.I25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5 - Listing data'.I18"/>
      <style:map style:condition="is-true-formula(NOT(ISERROR(SEARCH(&quot;Pass&quot;;[.I18]))))" style:apply-style-name="Excel_5f_CondFormat_5f_1_5f_2_5f_2" style:base-cell-address="'TC05 - Listing data'.I18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5 - Listing data'.I18"/>
      <style:map style:condition="is-true-formula(NOT(ISERROR(SEARCH(&quot;Pass&quot;;[.I18]))))" style:apply-style-name="Excel_5f_CondFormat_5f_1_5f_2_5f_2" style:base-cell-address="'TC05 - Listing data'.I18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5 - Listing data'.I24"/>
      <style:map style:condition="is-true-formula(NOT(ISERROR(SEARCH(&quot;Pass&quot;;[.I24]))))" style:apply-style-name="Excel_5f_CondFormat_5f_1_5f_3_5f_2" style:base-cell-address="'TC05 - Listing data'.I24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5 - Listing data'.I25"/>
      <style:map style:condition="is-true-formula(NOT(ISERROR(SEARCH(&quot;Pass&quot;;[.I25]))))" style:apply-style-name="Excel_5f_CondFormat_5f_1_5f_4_5f_2" style:base-cell-address="'TC05 - Listing data'.I25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5 - Listing data'.J5"/>
      <style:map style:condition="is-true-formula(NOT(ISERROR(SEARCH(&quot;Fail&quot;;[.J5]))))" style:apply-style-name="Excel_5f_CondFormat_5f_1_5f_1_5f_2" style:base-cell-address="'TC05 - Listing data'.J5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5 - Listing data'.I18"/>
      <style:map style:condition="is-true-formula(NOT(ISERROR(SEARCH(&quot;Pass&quot;;[.I18]))))" style:apply-style-name="Excel_5f_CondFormat_5f_1_5f_2_5f_2" style:base-cell-address="'TC05 - Listing data'.I18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5 - Listing data'.I18"/>
      <style:map style:condition="is-true-formula(NOT(ISERROR(SEARCH(&quot;Pass&quot;;[.I18]))))" style:apply-style-name="Excel_5f_CondFormat_5f_1_5f_2_5f_2" style:base-cell-address="'TC05 - Listing data'.I18"/>
    </style:style>
    <style:style style:name="ce1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5 - Listing data'.I24"/>
      <style:map style:condition="is-true-formula(NOT(ISERROR(SEARCH(&quot;Pass&quot;;[.I24]))))" style:apply-style-name="Excel_5f_CondFormat_5f_1_5f_3_5f_2" style:base-cell-address="'TC05 - Listing data'.I24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5 - Listing data'.I25"/>
      <style:map style:condition="is-true-formula(NOT(ISERROR(SEARCH(&quot;Pass&quot;;[.I25]))))" style:apply-style-name="Excel_5f_CondFormat_5f_1_5f_4_5f_2" style:base-cell-address="'TC05 - Listing data'.I25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6 - Multiple pages'.I18"/>
      <style:map style:condition="is-true-formula(NOT(ISERROR(SEARCH(&quot;Pass&quot;;[.I18]))))" style:apply-style-name="Excel_5f_CondFormat_5f_1_5f_2_5f_2" style:base-cell-address="'TC06 - Multiple pages'.I18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6 - Multiple pages'.I24"/>
      <style:map style:condition="is-true-formula(NOT(ISERROR(SEARCH(&quot;Pass&quot;;[.I24]))))" style:apply-style-name="Excel_5f_CondFormat_5f_1_5f_3_5f_2" style:base-cell-address="'TC06 - Multiple pages'.I24"/>
    </style:style>
    <style:style style:name="ce1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6 - Multiple pages'.I25"/>
      <style:map style:condition="is-true-formula(NOT(ISERROR(SEARCH(&quot;Pass&quot;;[.I25]))))" style:apply-style-name="Excel_5f_CondFormat_5f_1_5f_4_5f_2" style:base-cell-address="'TC06 - Multiple pages'.I25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6 - Multiple pages'.J5"/>
      <style:map style:condition="is-true-formula(NOT(ISERROR(SEARCH(&quot;Fail&quot;;[.J5]))))" style:apply-style-name="Excel_5f_CondFormat_5f_1_5f_1_5f_2" style:base-cell-address="'TC06 - Multiple pages'.J5"/>
    </style:style>
    <style:style style:name="ce1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6 - Multiple pages'.I18"/>
      <style:map style:condition="is-true-formula(NOT(ISERROR(SEARCH(&quot;Pass&quot;;[.I18]))))" style:apply-style-name="Excel_5f_CondFormat_5f_1_5f_2_5f_2" style:base-cell-address="'TC06 - Multiple pages'.I18"/>
    </style:style>
    <style:style style:name="ce1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6 - Multiple pages'.I24"/>
      <style:map style:condition="is-true-formula(NOT(ISERROR(SEARCH(&quot;Pass&quot;;[.I24]))))" style:apply-style-name="Excel_5f_CondFormat_5f_1_5f_3_5f_2" style:base-cell-address="'TC06 - Multiple pages'.I24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6 - Multiple pages'.I25"/>
      <style:map style:condition="is-true-formula(NOT(ISERROR(SEARCH(&quot;Pass&quot;;[.I25]))))" style:apply-style-name="Excel_5f_CondFormat_5f_1_5f_4_5f_2" style:base-cell-address="'TC06 - Multiple pages'.I25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7 - New post'.I19"/>
      <style:map style:condition="is-true-formula(NOT(ISERROR(SEARCH(&quot;Pass&quot;;[.I19]))))" style:apply-style-name="Excel_5f_CondFormat_5f_1_5f_2_5f_2" style:base-cell-address="'TC07 - New post'.I19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7 - New post'.I19"/>
      <style:map style:condition="is-true-formula(NOT(ISERROR(SEARCH(&quot;Pass&quot;;[.I19]))))" style:apply-style-name="Excel_5f_CondFormat_5f_1_5f_2_5f_2" style:base-cell-address="'TC07 - New post'.I19"/>
    </style:style>
    <style:style style:name="ce1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7 - New post'.I19"/>
      <style:map style:condition="is-true-formula(NOT(ISERROR(SEARCH(&quot;Pass&quot;;[.I19]))))" style:apply-style-name="Excel_5f_CondFormat_5f_1_5f_2_5f_2" style:base-cell-address="'TC07 - New post'.I19"/>
    </style:style>
    <style:style style:name="ce1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3_5f_1" style:base-cell-address="'TC07 - New post'.I25"/>
      <style:map style:condition="is-true-formula(NOT(ISERROR(SEARCH(&quot;Pass&quot;;[.I25]))))" style:apply-style-name="Excel_5f_CondFormat_5f_1_5f_3_5f_2" style:base-cell-address="'TC07 - New post'.I25"/>
    </style:style>
    <style:style style:name="ce1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07 - New post'.I26"/>
      <style:map style:condition="is-true-formula(NOT(ISERROR(SEARCH(&quot;Pass&quot;;[.I26]))))" style:apply-style-name="Excel_5f_CondFormat_5f_1_5f_4_5f_2" style:base-cell-address="'TC07 - New post'.I26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07 - New post'.I26"/>
      <style:map style:condition="is-true-formula(NOT(ISERROR(SEARCH(&quot;Pass&quot;;[.I26]))))" style:apply-style-name="Excel_5f_CondFormat_5f_1_5f_4_5f_2" style:base-cell-address="'TC07 - New post'.I26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7 - New post'.J5"/>
      <style:map style:condition="is-true-formula(NOT(ISERROR(SEARCH(&quot;Fail&quot;;[.J5]))))" style:apply-style-name="Excel_5f_CondFormat_5f_1_5f_1_5f_2" style:base-cell-address="'TC07 - New post'.J5"/>
    </style:style>
    <style:style style:name="ce1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7 - New post'.I19"/>
      <style:map style:condition="is-true-formula(NOT(ISERROR(SEARCH(&quot;Pass&quot;;[.I19]))))" style:apply-style-name="Excel_5f_CondFormat_5f_1_5f_2_5f_2" style:base-cell-address="'TC07 - New post'.I19"/>
    </style:style>
    <style:style style:name="ce1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7 - New post'.I19"/>
      <style:map style:condition="is-true-formula(NOT(ISERROR(SEARCH(&quot;Pass&quot;;[.I19]))))" style:apply-style-name="Excel_5f_CondFormat_5f_1_5f_2_5f_2" style:base-cell-address="'TC07 - New post'.I19"/>
    </style:style>
    <style:style style:name="ce1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3_5f_1" style:base-cell-address="'TC07 - New post'.I25"/>
      <style:map style:condition="is-true-formula(NOT(ISERROR(SEARCH(&quot;Pass&quot;;[.I25]))))" style:apply-style-name="Excel_5f_CondFormat_5f_1_5f_3_5f_2" style:base-cell-address="'TC07 - New post'.I25"/>
    </style:style>
    <style:style style:name="ce1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07 - New post'.I26"/>
      <style:map style:condition="is-true-formula(NOT(ISERROR(SEARCH(&quot;Pass&quot;;[.I26]))))" style:apply-style-name="Excel_5f_CondFormat_5f_1_5f_4_5f_2" style:base-cell-address="'TC07 - New post'.I26"/>
    </style:style>
    <style:style style:name="ce1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07 - New post'.I26"/>
      <style:map style:condition="is-true-formula(NOT(ISERROR(SEARCH(&quot;Pass&quot;;[.I26]))))" style:apply-style-name="Excel_5f_CondFormat_5f_1_5f_4_5f_2" style:base-cell-address="'TC07 - New post'.I26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8 - Edit post'.I19"/>
      <style:map style:condition="is-true-formula(NOT(ISERROR(SEARCH(&quot;Pass&quot;;[.I19]))))" style:apply-style-name="Excel_5f_CondFormat_5f_1_5f_2_5f_2" style:base-cell-address="'TC08 - Edit post'.I19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8 - Edit post'.I19"/>
      <style:map style:condition="is-true-formula(NOT(ISERROR(SEARCH(&quot;Pass&quot;;[.I19]))))" style:apply-style-name="Excel_5f_CondFormat_5f_1_5f_2_5f_2" style:base-cell-address="'TC08 - Edit post'.I19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8 - Edit post'.I19"/>
      <style:map style:condition="is-true-formula(NOT(ISERROR(SEARCH(&quot;Pass&quot;;[.I19]))))" style:apply-style-name="Excel_5f_CondFormat_5f_1_5f_2_5f_2" style:base-cell-address="'TC08 - Edit post'.I19"/>
    </style:style>
    <style:style style:name="ce1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8 - Edit post'.I19"/>
      <style:map style:condition="is-true-formula(NOT(ISERROR(SEARCH(&quot;Pass&quot;;[.I19]))))" style:apply-style-name="Excel_5f_CondFormat_5f_1_5f_2_5f_2" style:base-cell-address="'TC08 - Edit post'.I19"/>
    </style:style>
    <style:style style:name="ce1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3_5f_1" style:base-cell-address="'TC08 - Edit post'.I25"/>
      <style:map style:condition="is-true-formula(NOT(ISERROR(SEARCH(&quot;Pass&quot;;[.I25]))))" style:apply-style-name="Excel_5f_CondFormat_5f_1_5f_3_5f_2" style:base-cell-address="'TC08 - Edit post'.I25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08 - Edit post'.I26"/>
      <style:map style:condition="is-true-formula(NOT(ISERROR(SEARCH(&quot;Pass&quot;;[.I26]))))" style:apply-style-name="Excel_5f_CondFormat_5f_1_5f_4_5f_2" style:base-cell-address="'TC08 - Edit post'.I26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8 - Edit post'.J5"/>
      <style:map style:condition="is-true-formula(NOT(ISERROR(SEARCH(&quot;Fail&quot;;[.J5]))))" style:apply-style-name="Excel_5f_CondFormat_5f_1_5f_1_5f_2" style:base-cell-address="'TC08 - Edit post'.J5"/>
    </style:style>
    <style:style style:name="ce1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8 - Edit post'.I19"/>
      <style:map style:condition="is-true-formula(NOT(ISERROR(SEARCH(&quot;Pass&quot;;[.I19]))))" style:apply-style-name="Excel_5f_CondFormat_5f_1_5f_2_5f_2" style:base-cell-address="'TC08 - Edit post'.I19"/>
    </style:style>
    <style:style style:name="ce1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08 - Edit post'.I19"/>
      <style:map style:condition="is-true-formula(NOT(ISERROR(SEARCH(&quot;Pass&quot;;[.I19]))))" style:apply-style-name="Excel_5f_CondFormat_5f_1_5f_2_5f_2" style:base-cell-address="'TC08 - Edit post'.I19"/>
    </style:style>
    <style:style style:name="ce1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3_5f_1" style:base-cell-address="'TC08 - Edit post'.I25"/>
      <style:map style:condition="is-true-formula(NOT(ISERROR(SEARCH(&quot;Pass&quot;;[.I25]))))" style:apply-style-name="Excel_5f_CondFormat_5f_1_5f_3_5f_2" style:base-cell-address="'TC08 - Edit post'.I25"/>
    </style:style>
    <style:style style:name="ce1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08 - Edit post'.I26"/>
      <style:map style:condition="is-true-formula(NOT(ISERROR(SEARCH(&quot;Pass&quot;;[.I26]))))" style:apply-style-name="Excel_5f_CondFormat_5f_1_5f_4_5f_2" style:base-cell-address="'TC08 - Edit post'.I26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9 - Del post'.I18"/>
      <style:map style:condition="is-true-formula(NOT(ISERROR(SEARCH(&quot;Pass&quot;;[.I18]))))" style:apply-style-name="Excel_5f_CondFormat_5f_1_5f_2_5f_2" style:base-cell-address="'TC09 - Del post'.I18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9 - Del post'.I18"/>
      <style:map style:condition="is-true-formula(NOT(ISERROR(SEARCH(&quot;Pass&quot;;[.I18]))))" style:apply-style-name="Excel_5f_CondFormat_5f_1_5f_2_5f_2" style:base-cell-address="'TC09 - Del post'.I18"/>
    </style:style>
    <style:style style:name="ce1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9 - Del post'.I18"/>
      <style:map style:condition="is-true-formula(NOT(ISERROR(SEARCH(&quot;Pass&quot;;[.I18]))))" style:apply-style-name="Excel_5f_CondFormat_5f_1_5f_2_5f_2" style:base-cell-address="'TC09 - Del post'.I18"/>
    </style:style>
    <style:style style:name="ce18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9 - Del post'.I24"/>
      <style:map style:condition="is-true-formula(NOT(ISERROR(SEARCH(&quot;Pass&quot;;[.I24]))))" style:apply-style-name="Excel_5f_CondFormat_5f_1_5f_3_5f_2" style:base-cell-address="'TC09 - Del post'.I24"/>
    </style:style>
    <style:style style:name="ce1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9 - Del post'.I25"/>
      <style:map style:condition="is-true-formula(NOT(ISERROR(SEARCH(&quot;Pass&quot;;[.I25]))))" style:apply-style-name="Excel_5f_CondFormat_5f_1_5f_4_5f_2" style:base-cell-address="'TC09 - Del post'.I25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09 - Del post'.J5"/>
      <style:map style:condition="is-true-formula(NOT(ISERROR(SEARCH(&quot;Fail&quot;;[.J5]))))" style:apply-style-name="Excel_5f_CondFormat_5f_1_5f_1_5f_2" style:base-cell-address="'TC09 - Del post'.J5"/>
    </style:style>
    <style:style style:name="ce1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8]))))" style:apply-style-name="Excel_5f_CondFormat_5f_1_5f_2_5f_1" style:base-cell-address="'TC09 - Del post'.I18"/>
      <style:map style:condition="is-true-formula(NOT(ISERROR(SEARCH(&quot;Pass&quot;;[.I18]))))" style:apply-style-name="Excel_5f_CondFormat_5f_1_5f_2_5f_2" style:base-cell-address="'TC09 - Del post'.I18"/>
    </style:style>
    <style:style style:name="ce18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4]))))" style:apply-style-name="Excel_5f_CondFormat_5f_1_5f_3_5f_1" style:base-cell-address="'TC09 - Del post'.I24"/>
      <style:map style:condition="is-true-formula(NOT(ISERROR(SEARCH(&quot;Pass&quot;;[.I24]))))" style:apply-style-name="Excel_5f_CondFormat_5f_1_5f_3_5f_2" style:base-cell-address="'TC09 - Del post'.I24"/>
    </style:style>
    <style:style style:name="ce1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4_5f_1" style:base-cell-address="'TC09 - Del post'.I25"/>
      <style:map style:condition="is-true-formula(NOT(ISERROR(SEARCH(&quot;Pass&quot;;[.I25]))))" style:apply-style-name="Excel_5f_CondFormat_5f_1_5f_4_5f_2" style:base-cell-address="'TC09 - Del post'.I25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10 - Save data'.I19"/>
      <style:map style:condition="is-true-formula(NOT(ISERROR(SEARCH(&quot;Pass&quot;;[.I19]))))" style:apply-style-name="Excel_5f_CondFormat_5f_1_5f_2_5f_2" style:base-cell-address="'TC10 - Save data'.I19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10 - Save data'.I19"/>
      <style:map style:condition="is-true-formula(NOT(ISERROR(SEARCH(&quot;Pass&quot;;[.I19]))))" style:apply-style-name="Excel_5f_CondFormat_5f_1_5f_2_5f_2" style:base-cell-address="'TC10 - Save data'.I19"/>
    </style:style>
    <style:style style:name="ce1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10 - Save data'.I19"/>
      <style:map style:condition="is-true-formula(NOT(ISERROR(SEARCH(&quot;Pass&quot;;[.I19]))))" style:apply-style-name="Excel_5f_CondFormat_5f_1_5f_2_5f_2" style:base-cell-address="'TC10 - Save data'.I19"/>
    </style:style>
    <style:style style:name="ce1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3_5f_1" style:base-cell-address="'TC10 - Save data'.I25"/>
      <style:map style:condition="is-true-formula(NOT(ISERROR(SEARCH(&quot;Pass&quot;;[.I25]))))" style:apply-style-name="Excel_5f_CondFormat_5f_1_5f_3_5f_2" style:base-cell-address="'TC10 - Save data'.I25"/>
    </style:style>
    <style:style style:name="ce19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10 - Save data'.I26"/>
      <style:map style:condition="is-true-formula(NOT(ISERROR(SEARCH(&quot;Pass&quot;;[.I26]))))" style:apply-style-name="Excel_5f_CondFormat_5f_1_5f_4_5f_2" style:base-cell-address="'TC10 - Save data'.I26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C10 - Save data'.J5"/>
      <style:map style:condition="is-true-formula(NOT(ISERROR(SEARCH(&quot;Fail&quot;;[.J5]))))" style:apply-style-name="Excel_5f_CondFormat_5f_1_5f_1_5f_2" style:base-cell-address="'TC10 - Save data'.J5"/>
    </style:style>
    <style:style style:name="ce1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9]))))" style:apply-style-name="Excel_5f_CondFormat_5f_1_5f_2_5f_1" style:base-cell-address="'TC10 - Save data'.I19"/>
      <style:map style:condition="is-true-formula(NOT(ISERROR(SEARCH(&quot;Pass&quot;;[.I19]))))" style:apply-style-name="Excel_5f_CondFormat_5f_1_5f_2_5f_2" style:base-cell-address="'TC10 - Save data'.I19"/>
    </style:style>
    <style:style style:name="ce1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5]))))" style:apply-style-name="Excel_5f_CondFormat_5f_1_5f_3_5f_1" style:base-cell-address="'TC10 - Save data'.I25"/>
      <style:map style:condition="is-true-formula(NOT(ISERROR(SEARCH(&quot;Pass&quot;;[.I25]))))" style:apply-style-name="Excel_5f_CondFormat_5f_1_5f_3_5f_2" style:base-cell-address="'TC10 - Save data'.I25"/>
    </style:style>
    <style:style style:name="ce19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6]))))" style:apply-style-name="Excel_5f_CondFormat_5f_1_5f_4_5f_1" style:base-cell-address="'TC10 - Save data'.I26"/>
      <style:map style:condition="is-true-formula(NOT(ISERROR(SEARCH(&quot;Pass&quot;;[.I26]))))" style:apply-style-name="Excel_5f_CondFormat_5f_1_5f_4_5f_2" style:base-cell-address="'TC10 - Save data'.I26"/>
    </style:style>
    <style:style style:name="T1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non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zt modulok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ce7"/>
        <table:table-row table:style-name="ro1">
          <table:table-cell table:style-name="ce5" office:value-type="string" calcext:value-type="string">
            <text:p>teszt modulok neve</text:p>
          </table:table-cell>
          <table:table-cell table:style-name="ce8" office:value-type="string" calcext:value-type="string">
            <text:p>általuk lefedett tesztesetek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registration_ntest5</text:p>
          </table:table-cell>
          <table:table-cell table:style-name="ce8" office:value-type="string" calcext:value-type="string">
            <text:p>TC0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login</text:p>
          </table:table-cell>
          <table:table-cell table:style-name="ce8" office:value-type="string" calcext:value-type="string">
            <text:p>TC0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logout</text:p>
          </table:table-cell>
          <table:table-cell table:style-name="ce8" office:value-type="string" calcext:value-type="string">
            <text:p>TC0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cookies</text:p>
          </table:table-cell>
          <table:table-cell table:style-name="ce8" office:value-type="string" calcext:value-type="string">
            <text:p>TC0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listing_data</text:p>
          </table:table-cell>
          <table:table-cell table:style-name="ce8" office:value-type="string" calcext:value-type="string">
            <text:p>TC0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multiple_pages</text:p>
          </table:table-cell>
          <table:table-cell table:style-name="ce8" office:value-type="string" calcext:value-type="string">
            <text:p>TC0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post</text:p>
          </table:table-cell>
          <table:table-cell table:style-name="ce8" office:value-type="string" calcext:value-type="string">
            <text:p>TC07, TC08, TC0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save_data</text:p>
          </table:table-cell>
          <table:table-cell table:style-name="ce8" office:value-type="string" calcext:value-type="string">
            <text:p>TC1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_upload_data</text:p>
          </table:table-cell>
          <table:table-cell table:style-name="ce8" office:value-type="string" calcext:value-type="string">
            <text:p>TC11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01 - Registration" table:style-name="ta2">
        <office:forms form:automatic-focus="false" form:apply-design-mode="false"/>
        <table:table-column table:style-name="co4" table:number-columns-repeated="2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number-columns-repeated="3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4" table:number-columns-repeated="53" table:default-cell-style-name="ce10"/>
        <table:table-column table:style-name="co4" table:number-columns-repeated="193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office:value-type="string" calcext:value-type="string">
            <text:p>2021.június 13. kiadás</text:p>
          </table:table-cell>
          <table:table-cell table:number-columns-repeated="251"/>
        </table:table-row>
        <table:table-row table:style-name="ro3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regisztráció</text:p>
          </table:table-cell>
          <table:covered-table-cell table:number-columns-repeated="4" table:style-name="ce64"/>
          <table:table-cell table:number-columns-repeated="247"/>
        </table:table-row>
        <table:table-row table:style-name="ro3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47"/>
        </table:table-row>
        <table:table-row table:style-name="ro3">
          <table:table-cell table:style-name="ce2" table:number-columns-repeated="4"/>
          <table:table-cell table:style-name="ce28" table:number-columns-repeated="6"/>
          <table:table-cell table:number-columns-repeated="247"/>
        </table:table-row>
        <table:table-row table:style-name="ro4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09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81" office:value-type="string" calcext:value-type="string">
            <text:p>pass</text:p>
          </table:table-cell>
          <table:table-cell table:number-columns-repeated="247"/>
        </table:table-row>
        <table:table-row table:style-name="ro3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47"/>
        </table:table-row>
        <table:table-row table:style-name="ro3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4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 table:number-columns-spanned="3" table:number-rows-spanned="1">
            <text:p>Conduit App</text:p>
          </table:table-cell>
          <table:covered-table-cell table:style-name="ce64"/>
          <table:covered-table-cell table:style-name="ce69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58" office:value-type="string" calcext:value-type="string" table:number-columns-spanned="3" table:number-rows-spanned="1">
            <text:p>Docker Desktop 2.5</text:p>
          </table:table-cell>
          <table:covered-table-cell table:style-name="ce64"/>
          <table:covered-table-cell table:style-name="ce69"/>
          <table:table-cell table:style-name="ce2"/>
          <table:table-cell table:number-columns-repeated="25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58" office:value-type="string" calcext:value-type="string" table:number-columns-spanned="3" table:number-rows-spanned="1">
            <text:p>Google Chrome 92</text:p>
          </table:table-cell>
          <table:covered-table-cell table:style-name="ce64"/>
          <table:covered-table-cell table:style-name="ce69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250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58" office:value-type="string" calcext:value-type="string" table:number-columns-spanned="3" table:number-rows-spanned="1">
            <text:p>Windows 10 Pro 2004-es verzió</text:p>
          </table:table-cell>
          <table:covered-table-cell table:style-name="ce64"/>
          <table:covered-table-cell table:style-name="ce69"/>
          <table:table-cell table:style-name="ce2"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47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58" office:value-type="string" calcext:value-type="string" table:number-columns-spanned="3" table:number-rows-spanned="1">
            <text:p>test adatok</text:p>
            <text:p>Felhasználónév: ntest5</text:p>
            <text:p>Email: <text:a xlink:href="mailto:ntest5@ceg.hu" xlink:type="simple">ntest5@ceg.hu</text:a></text:p>
            <text:p>Jelszó: ntest555A</text:p>
          </table:table-cell>
          <table:covered-table-cell table:style-name="ce64"/>
          <table:covered-table-cell table:style-name="ce69"/>
          <table:table-cell table:style-name="ce2"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47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58" office:value-type="string" calcext:value-type="string" table:number-columns-spanned="3" table:number-rows-spanned="1">
            <text:p>Internetkapcsolat</text:p>
          </table:table-cell>
          <table:covered-table-cell table:style-name="ce64"/>
          <table:covered-table-cell table:style-name="ce69"/>
          <table:table-cell table:style-name="ce2"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3">
          <table:table-cell table:style-name="ce2" table:number-columns-repeated="10"/>
          <table:table-cell table:number-columns-repeated="247"/>
        </table:table-row>
        <table:table-row table:style-name="ro3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number-columns-repeated="254"/>
        </table:table-row>
        <table:table-row table:style-name="ro3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 table:number-columns-repeated="2"/>
          <table:table-cell table:number-columns-repeated="244"/>
        </table:table-row>
        <table:table-row table:style-name="ro3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 table:number-columns-repeated="2"/>
          <table:table-cell table:number-columns-repeated="244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Conduit App megnyitása a böngészőben</text:p>
          </table:table-cell>
          <table:covered-table-cell table:style-name="ce22"/>
          <table:table-cell table:style-name="ce58" office:value-type="string" calcext:value-type="string" table:number-columns-spanned="2" table:number-rows-spanned="1">
            <text:p>Az App kezdőoldala megjelenik a böngészőben.</text:p>
          </table:table-cell>
          <table:covered-table-cell table:style-name="ce58"/>
          <table:table-cell table:style-name="ce58" office:value-type="string" calcext:value-type="string" table:number-columns-spanned="3" table:number-rows-spanned="1">
            <text:p>Az App kezdőoldala megjelent a böngészőben.</text:p>
          </table:table-cell>
          <table:covered-table-cell table:style-name="ce64"/>
          <table:covered-table-cell table:style-name="ce69"/>
          <table:table-cell table:style-name="ce3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A <text:s/>Sign up felíratra kattintunk</text:p>
          </table:table-cell>
          <table:covered-table-cell table:style-name="ce23"/>
          <table:table-cell table:style-name="ce58" office:value-type="string" calcext:value-type="string" table:number-columns-spanned="2" table:number-rows-spanned="1">
            <text:p>A regisztrációs form megjelenik</text:p>
          </table:table-cell>
          <table:covered-table-cell table:style-name="ce58"/>
          <table:table-cell table:style-name="ce58" office:value-type="string" calcext:value-type="string" table:number-columns-spanned="3" table:number-rows-spanned="1">
            <text:p>A regisztrációs form megjelent</text:p>
          </table:table-cell>
          <table:covered-table-cell table:style-name="ce64"/>
          <table:covered-table-cell table:style-name="ce69"/>
          <table:table-cell table:style-name="ce3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Felhasználónév, email és jelszó mezők kitöltése</text:p>
          </table:table-cell>
          <table:covered-table-cell table:style-name="ce23"/>
          <table:table-cell table:style-name="ce58" office:value-type="string" calcext:value-type="string" table:number-columns-spanned="2" table:number-rows-spanned="1">
            <text:p>A beírt adatok láthatók a mezőkbe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 beírt adatok láthatók a mezőkben</text:p>
          </table:table-cell>
          <table:covered-table-cell table:style-name="ce64"/>
          <table:table-cell table:style-name="ce69"/>
          <table:table-cell table:style-name="ce3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Sign up felírató gombra kattintva, elküldjük a formot</text:p>
          </table:table-cell>
          <table:covered-table-cell table:style-name="ce23"/>
          <table:table-cell table:style-name="ce58" office:value-type="string" calcext:value-type="string" table:number-columns-spanned="2" table:number-rows-spanned="1">
            <text:p>A regisztrációs form eltünik, a regisztráció sikeréről szóló üzenet jelenik meg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 regisztrációs form eltünik, a regisztráció sikeréről szóló üzenet jelenik meg</text:p>
          </table:table-cell>
          <table:covered-table-cell table:style-name="ce64"/>
          <table:table-cell table:style-name="ce69"/>
          <table:table-cell table:style-name="ce37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 table:number-columns-repeated="246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58" office:value-type="string" calcext:value-type="string" table:number-columns-spanned="2" table:number-rows-spanned="1">
            <text:p>A megjelenő üzenetet nyugtázzuk</text:p>
          </table:table-cell>
          <table:covered-table-cell table:style-name="ce24"/>
          <table:table-cell table:style-name="ce58" office:value-type="string" calcext:value-type="string" table:number-columns-spanned="2" table:number-rows-spanned="1">
            <text:p>Az üzenet eltünik</text:p>
          </table:table-cell>
          <table:covered-table-cell table:style-name="ce58"/>
          <table:table-cell table:style-name="ce58" office:value-type="string" calcext:value-type="string" table:number-columns-spanned="3" table:number-rows-spanned="1">
            <text:p>Az üzenet eltünt</text:p>
          </table:table-cell>
          <table:covered-table-cell table:style-name="ce64"/>
          <table:covered-table-cell table:style-name="ce69"/>
          <table:table-cell table:style-name="ce37" office:value-type="string" calcext:value-type="string" table:number-columns-spanned="2" table:number-rows-spanned="1">
            <text:p>Pass</text:p>
          </table:table-cell>
          <table:covered-table-cell table:style-name="ce86"/>
          <table:table-cell table:style-name="ce53"/>
          <table:table-cell table:number-columns-repeated="24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 table:style-name="ce58" office:value-type="string" calcext:value-type="string" table:number-columns-spanned="2" table:number-rows-spanned="1">
            <text:p>Az ablak jobb felső részén ellenőrizzük hogy a bejelentkezett felhasználó neve látszik e</text:p>
          </table:table-cell>
          <table:covered-table-cell table:style-name="ce24"/>
          <table:table-cell table:style-name="ce58" office:value-type="string" calcext:value-type="string" table:number-columns-spanned="2" table:number-rows-spanned="1">
            <text:p>Az ablak jobb felső sarkában látni a bejelentkezett felhasználó nevét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z ablak jobb felső sarkában látni a bejelentkezett felhasználó nevét</text:p>
          </table:table-cell>
          <table:covered-table-cell table:style-name="ce64"/>
          <table:table-cell table:style-name="ce69"/>
          <table:table-cell table:style-name="ce37" office:value-type="string" calcext:value-type="string" table:number-columns-spanned="2" table:number-rows-spanned="1">
            <text:p>Pass</text:p>
          </table:table-cell>
          <table:covered-table-cell table:style-name="ce86"/>
          <table:table-cell table:style-name="ce98" office:value-type="string" calcext:value-type="string">
            <text:p>A sikeres regisztráció egyben be is jelentkeztet.</text:p>
          </table:table-cell>
          <table:table-cell table:number-columns-repeated="246"/>
        </table:table-row>
        <table:table-row table:style-name="ro10">
          <table:table-cell table:style-name="ce6" office:value-type="float" office:value="7" calcext:value-type="float">
            <text:p>7</text:p>
          </table:table-cell>
          <table:table-cell table:style-name="ce58" office:value-type="string" calcext:value-type="string" table:number-columns-spanned="2" table:number-rows-spanned="1">
            <text:p>A Log out felíratra kattintva kijelentkezünk</text:p>
          </table:table-cell>
          <table:covered-table-cell table:style-name="ce24"/>
          <table:table-cell table:style-name="ce58" office:value-type="string" calcext:value-type="string" table:number-columns-spanned="2" table:number-rows-spanned="1">
            <text:p>A felső menüsorban ismét a Sign in és Sign up felíratok látszanak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 felső menüsorban ismét a Sign in és Sign up felíratok látszanak</text:p>
          </table:table-cell>
          <table:covered-table-cell table:style-name="ce64"/>
          <table:table-cell table:style-name="ce69"/>
          <table:table-cell table:style-name="ce37" office:value-type="string" calcext:value-type="string" table:number-columns-spanned="2" table:number-rows-spanned="1">
            <text:p>Pass</text:p>
          </table:table-cell>
          <table:covered-table-cell table:style-name="ce87"/>
          <table:table-cell table:style-name="ce53"/>
          <table:table-cell table:number-columns-repeated="246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58" table:number-columns-spanned="2" table:number-rows-spanned="1"/>
          <table:covered-table-cell table:style-name="ce24"/>
          <table:table-cell table:style-name="ce58" table:number-columns-spanned="2" table:number-rows-spanned="1"/>
          <table:covered-table-cell table:style-name="ce58"/>
          <table:table-cell table:style-name="ce58" table:number-columns-spanned="3" table:number-rows-spanned="1"/>
          <table:covered-table-cell table:style-name="ce64"/>
          <table:covered-table-cell table:style-name="ce69"/>
          <table:table-cell table:style-name="ce41"/>
          <table:table-cell table:style-name="ce50"/>
          <table:table-cell table:style-name="ce53"/>
          <table:table-cell table:number-columns-repeated="246"/>
        </table:table-row>
        <table:table-row table:style-name="ro3" table:number-rows-repeated="1048550">
          <table:table-cell table:number-columns-repeated="257"/>
        </table:table-row>
        <table:table-row table:style-name="ro3">
          <table:table-cell table:number-columns-repeated="257"/>
        </table:table-row>
        <calcext:conditional-formats>
          <calcext:conditional-format calcext:target-range-address="'TC01 - Registration'.I23:'TC01 - Registration'.J23 'TC01 - Registration'.I18:'TC01 - Registration'.I22 'TC01 - Registration'.J22:'TC01 - Registration'.J22 'TC01 - Registration'.I24:'TC01 - Registration'.I24">
            <calcext:condition calcext:apply-style-name="Excel_CondFormat_1_2_1" calcext:value="formula-is(NOT(ISERROR(SEARCH(&quot;Fail&quot;;[.I18]))))" calcext:base-cell-address="'teszt modulok'.I18"/>
            <calcext:condition calcext:apply-style-name="Excel_CondFormat_1_2_2" calcext:value="formula-is(NOT(ISERROR(SEARCH(&quot;Pass&quot;;[.I18]))))" calcext:base-cell-address="'teszt modulok'.I18"/>
          </calcext:conditional-format>
          <calcext:conditional-format calcext:target-range-address="'TC01 - Registration'.J24:'TC01 - Registration'.J24">
            <calcext:condition calcext:apply-style-name="Excel_CondFormat_1_3_1" calcext:value="formula-is(NOT(ISERROR(SEARCH(&quot;Fail&quot;;[.J24]))))" calcext:base-cell-address="'teszt modulok'.J24"/>
            <calcext:condition calcext:apply-style-name="Excel_CondFormat_1_3_2" calcext:value="formula-is(NOT(ISERROR(SEARCH(&quot;Pass&quot;;[.J24]))))" calcext:base-cell-address="'teszt modulok'.J24"/>
          </calcext:conditional-format>
          <calcext:conditional-format calcext:target-range-address="'TC01 - Registration'.I25:'TC01 - Registration'.J25">
            <calcext:condition calcext:apply-style-name="Excel_CondFormat_1_4_1" calcext:value="formula-is(NOT(ISERROR(SEARCH(&quot;Fail&quot;;[.I25]))))" calcext:base-cell-address="'teszt modulok'.I25"/>
            <calcext:condition calcext:apply-style-name="Excel_CondFormat_1_4_2" calcext:value="formula-is(NOT(ISERROR(SEARCH(&quot;Pass&quot;;[.I25]))))" calcext:base-cell-address="'teszt modulok'.I25"/>
          </calcext:conditional-format>
          <calcext:conditional-format calcext:target-range-address="'TC01 - Registration'.J5:'TC01 - Registration'.J5">
            <calcext:condition calcext:apply-style-name="Excel_CondFormat_1_1_1" calcext:value="formula-is(NOT(ISERROR(SEARCH(&quot;Pass&quot;;[.J5]))))" calcext:base-cell-address="'teszt modulok'.J5"/>
            <calcext:condition calcext:apply-style-name="Excel_CondFormat_1_1_2" calcext:value="formula-is(NOT(ISERROR(SEARCH(&quot;Fail&quot;;[.J5]))))" calcext:base-cell-address="'teszt modulok'.J5"/>
          </calcext:conditional-format>
        </calcext:conditional-formats>
      </table:table>
      <table:table table:name="TC02 - Login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9" table:default-cell-style-name="ce64"/>
        <table:table-column table:style-name="co3" table:number-columns-repeated="3" table:default-cell-style-name="ce58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2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bejelentkezés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09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4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 table:style-name="ce2"/>
          <table:table-cell table:style-name="ce10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 table:style-name="ce2"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test adatok</text:p>
            <text:p>Felhasználónév: ntest2</text:p>
            <text:p>Email: <text:a xlink:href="mailto:ntest2@ceg.hu" xlink:type="simple">ntest2@ceg.hu</text:a></text:p>
            <text:p>Jelszó: ntest222A</text:p>
          </table:table-cell>
          <table:covered-table-cell/>
          <table:covered-table-cell table:style-name="ce69"/>
          <table:table-cell table:style-name="ce2"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 table:style-name="ce2"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10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A Sign in gombra kattintunk</text:p>
          </table:table-cell>
          <table:covered-table-cell table:style-name="ce22"/>
          <table:table-cell office:value-type="string" calcext:value-type="string" table:number-columns-spanned="2" table:number-rows-spanned="1">
            <text:p>a bejelentkezési űrlap jelenik meg</text:p>
          </table:table-cell>
          <table:covered-table-cell/>
          <table:table-cell office:value-type="string" calcext:value-type="string" table:number-columns-spanned="3" table:number-rows-spanned="1">
            <text:p>a bejelentkezési űrlap jelent meg</text:p>
          </table:table-cell>
          <table:covered-table-cell/>
          <table:covered-table-cell table:style-name="ce69"/>
          <table:table-cell table:style-name="ce10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egadjuk az adatokat</text:p>
            <text:p>Email és jelszó</text:p>
          </table:table-cell>
          <table:covered-table-cell table:style-name="ce23"/>
          <table:table-cell office:value-type="string" calcext:value-type="string" table:number-columns-spanned="2" table:number-rows-spanned="1">
            <text:p>a beírt adatok megjelenneka mezőkben</text:p>
          </table:table-cell>
          <table:covered-table-cell/>
          <table:table-cell office:value-type="string" calcext:value-type="string" table:number-columns-spanned="3" table:number-rows-spanned="1">
            <text:p>a beírt adatok megjelentek a mezőkben</text:p>
          </table:table-cell>
          <table:covered-table-cell/>
          <table:covered-table-cell table:style-name="ce69"/>
          <table:table-cell table:style-name="ce10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3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A mező alatti Sign in gombbal elküldjük az adatokat</text:p>
          </table:table-cell>
          <table:covered-table-cell table:style-name="ce23"/>
          <table:table-cell office:value-type="string" calcext:value-type="string" table:number-columns-spanned="2" table:number-rows-spanned="1">
            <text:p>bejelentkezés megtörténik, a jobb felső sarokban látszik a felhasználó neve</text:p>
          </table:table-cell>
          <table:covered-table-cell/>
          <table:table-cell office:value-type="string" calcext:value-type="string" table:number-columns-spanned="2" table:number-rows-spanned="1">
            <text:p>bejelentkezés megtörténik, a jobb felső sarokban látszik a felhasználó neve</text:p>
          </table:table-cell>
          <table:covered-table-cell/>
          <table:table-cell table:style-name="ce69"/>
          <table:table-cell table:style-name="ce10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4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Log out gombbal kijelentkezünk</text:p>
          </table:table-cell>
          <table:covered-table-cell table:style-name="ce23"/>
          <table:table-cell office:value-type="string" calcext:value-type="string" table:number-columns-spanned="2" table:number-rows-spanned="1">
            <text:p>A felső menüsorban ismét a Sign in és Sign up felíratok látszanak</text:p>
          </table:table-cell>
          <table:covered-table-cell/>
          <table:table-cell office:value-type="string" calcext:value-type="string" table:number-columns-spanned="2" table:number-rows-spanned="1">
            <text:p>A felső menüsorban ismét a Sign in és Sign up felíratok látszanak</text:p>
          </table:table-cell>
          <table:covered-table-cell/>
          <table:table-cell table:style-name="ce69"/>
          <table:table-cell table:style-name="ce100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39"/>
          <table:table-cell table:style-name="ce48"/>
          <table:table-cell table:style-name="ce53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39"/>
          <table:table-cell table:style-name="ce48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40"/>
          <table:table-cell table:style-name="ce49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03"/>
          <table:table-cell table:style-name="ce107"/>
          <table:table-cell table:style-name="ce53"/>
          <table:table-cell/>
        </table:table-row>
        <table:table-row table:style-name="ro2">
          <table:table-cell table:style-name="ce10" table:number-columns-repeated="7"/>
          <table:table-cell table:number-columns-repeated="5"/>
        </table:table-row>
        <calcext:conditional-formats>
          <calcext:conditional-format calcext:target-range-address="'TC02 - Login'.I22:'TC02 - Login'.J23 'TC02 - Login'.I18:'TC02 - Login'.I21">
            <calcext:condition calcext:apply-style-name="Excel_CondFormat_1_2_1" calcext:value="formula-is(NOT(ISERROR(SEARCH(&quot;Fail&quot;;[.I18]))))" calcext:base-cell-address="'TC01 - Registration'.I18"/>
            <calcext:condition calcext:apply-style-name="Excel_CondFormat_1_2_2" calcext:value="formula-is(NOT(ISERROR(SEARCH(&quot;Pass&quot;;[.I18]))))" calcext:base-cell-address="'TC01 - Registration'.I18"/>
          </calcext:conditional-format>
          <calcext:conditional-format calcext:target-range-address="'TC02 - Login'.I24:'TC02 - Login'.J24">
            <calcext:condition calcext:apply-style-name="Excel_CondFormat_1_3_1" calcext:value="formula-is(NOT(ISERROR(SEARCH(&quot;Fail&quot;;[.I24]))))" calcext:base-cell-address="'TC01 - Registration'.I24"/>
            <calcext:condition calcext:apply-style-name="Excel_CondFormat_1_3_2" calcext:value="formula-is(NOT(ISERROR(SEARCH(&quot;Pass&quot;;[.I24]))))" calcext:base-cell-address="'TC01 - Registration'.I24"/>
          </calcext:conditional-format>
          <calcext:conditional-format calcext:target-range-address="'TC02 - Login'.I25:'TC02 - Login'.J25">
            <calcext:condition calcext:apply-style-name="Excel_CondFormat_1_4_1" calcext:value="formula-is(NOT(ISERROR(SEARCH(&quot;Fail&quot;;[.I25]))))" calcext:base-cell-address="'TC01 - Registration'.I25"/>
            <calcext:condition calcext:apply-style-name="Excel_CondFormat_1_4_2" calcext:value="formula-is(NOT(ISERROR(SEARCH(&quot;Pass&quot;;[.I25]))))" calcext:base-cell-address="'TC01 - Registration'.I25"/>
          </calcext:conditional-format>
          <calcext:conditional-format calcext:target-range-address="'TC02 - Login'.J5:'TC02 - Login'.J5">
            <calcext:condition calcext:apply-style-name="Excel_CondFormat_1_1_1" calcext:value="formula-is(NOT(ISERROR(SEARCH(&quot;Pass&quot;;[.J5]))))" calcext:base-cell-address="'TC01 - Registration'.J5"/>
            <calcext:condition calcext:apply-style-name="Excel_CondFormat_1_1_2" calcext:value="formula-is(NOT(ISERROR(SEARCH(&quot;Fail&quot;;[.J5]))))" calcext:base-cell-address="'TC01 - Registration'.J5"/>
          </calcext:conditional-format>
        </calcext:conditional-formats>
      </table:table>
      <table:table table:name="TC03 - Logout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0" table:default-cell-style-name="ce64"/>
        <table:table-column table:style-name="co3" table:number-columns-repeated="3" table:default-cell-style-name="ce58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3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kijelentkezés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09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6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 table:style-name="ce2"/>
          <table:table-cell table:style-name="ce10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 table:style-name="ce2"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16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test adatok</text:p>
            <text:p>Bejelentkezve az alábbi adatokkal</text:p>
            <text:p>Felhasználónév: ntest2</text:p>
            <text:p>Email: <text:a xlink:href="mailto:ntest2@ceg.hu" xlink:type="simple">ntest2@ceg.hu</text:a></text:p>
            <text:p>Jelszó: ntest222A</text:p>
          </table:table-cell>
          <table:covered-table-cell/>
          <table:covered-table-cell table:style-name="ce69"/>
          <table:table-cell table:style-name="ce2"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 table:style-name="ce2"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10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lenőrizzük hogy a jobb felső sarokban létjuk e az ntest2 felhasználó nevét</text:p>
          </table:table-cell>
          <table:covered-table-cell table:style-name="ce22"/>
          <table:table-cell office:value-type="string" calcext:value-type="string" table:number-columns-spanned="2" table:number-rows-spanned="1">
            <text:p>a jobb felső sarokban látnunk kell az ntest2 nevő felhasználót</text:p>
          </table:table-cell>
          <table:covered-table-cell/>
          <table:table-cell office:value-type="string" calcext:value-type="string" table:number-columns-spanned="3" table:number-rows-spanned="1">
            <text:p>a jobb felső sarokban látjuk az ntest2 nevő felhasználót</text:p>
          </table:table-cell>
          <table:covered-table-cell/>
          <table:covered-table-cell table:style-name="ce69"/>
          <table:table-cell table:style-name="ce10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A log out szövegre kattintunk</text:p>
          </table:table-cell>
          <table:covered-table-cell table:style-name="ce23"/>
          <table:table-cell office:value-type="string" calcext:value-type="string" table:number-columns-spanned="2" table:number-rows-spanned="1">
            <text:p>A kijelentkezés megtörténik</text:p>
          </table:table-cell>
          <table:covered-table-cell/>
          <table:table-cell office:value-type="string" calcext:value-type="string" table:number-columns-spanned="3" table:number-rows-spanned="1">
            <text:p>A kijelentkezés megtörtént</text:p>
          </table:table-cell>
          <table:covered-table-cell/>
          <table:covered-table-cell table:style-name="ce69"/>
          <table:table-cell table:style-name="ce10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7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Ellenőrizzük hogy a jobb felső sarokban a felhasználó név helyett ismét a Sign in és Sign up felíratokat látjuk felhasználó nevét</text:p>
          </table:table-cell>
          <table:covered-table-cell table:style-name="ce23"/>
          <table:table-cell office:value-type="string" calcext:value-type="string" table:number-columns-spanned="2" table:number-rows-spanned="1">
            <text:p>A felső menüsorban ismét a Sign in és Sign up felíratok látszanak</text:p>
          </table:table-cell>
          <table:covered-table-cell/>
          <table:table-cell office:value-type="string" calcext:value-type="string" table:number-columns-spanned="2" table:number-rows-spanned="1">
            <text:p>A felső menüsorban ismét a Sign in és Sign up felíratok látszanak</text:p>
          </table:table-cell>
          <table:covered-table-cell/>
          <table:table-cell table:style-name="ce69"/>
          <table:table-cell table:style-name="ce10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38" table:number-columns-spanned="2" table:number-rows-spanned="1"/>
          <table:covered-table-cell table:style-name="ce85"/>
          <table:table-cell table:style-name="ce53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10"/>
          <table:table-cell table:style-name="ce117"/>
          <table:table-cell table:style-name="ce53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10"/>
          <table:table-cell table:style-name="ce117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13"/>
          <table:table-cell table:style-name="ce118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14"/>
          <table:table-cell table:style-name="ce120"/>
          <table:table-cell table:style-name="ce53"/>
          <table:table-cell/>
        </table:table-row>
        <table:table-row table:style-name="ro2">
          <table:table-cell table:style-name="ce10" table:number-columns-repeated="7"/>
          <table:table-cell table:number-columns-repeated="5"/>
        </table:table-row>
        <calcext:conditional-formats>
          <calcext:conditional-format calcext:target-range-address="'TC03 - Logout'.I22:'TC03 - Logout'.J23 'TC03 - Logout'.I18:'TC03 - Logout'.I21">
            <calcext:condition calcext:apply-style-name="Excel_CondFormat_1_2_1" calcext:value="formula-is(NOT(ISERROR(SEARCH(&quot;Fail&quot;;[.I18]))))" calcext:base-cell-address="'TC02 - Login'.I18"/>
            <calcext:condition calcext:apply-style-name="Excel_CondFormat_1_2_2" calcext:value="formula-is(NOT(ISERROR(SEARCH(&quot;Pass&quot;;[.I18]))))" calcext:base-cell-address="'TC02 - Login'.I18"/>
          </calcext:conditional-format>
          <calcext:conditional-format calcext:target-range-address="'TC03 - Logout'.I24:'TC03 - Logout'.J24">
            <calcext:condition calcext:apply-style-name="Excel_CondFormat_1_3_1" calcext:value="formula-is(NOT(ISERROR(SEARCH(&quot;Fail&quot;;[.I24]))))" calcext:base-cell-address="'TC02 - Login'.I24"/>
            <calcext:condition calcext:apply-style-name="Excel_CondFormat_1_3_2" calcext:value="formula-is(NOT(ISERROR(SEARCH(&quot;Pass&quot;;[.I24]))))" calcext:base-cell-address="'TC02 - Login'.I24"/>
          </calcext:conditional-format>
          <calcext:conditional-format calcext:target-range-address="'TC03 - Logout'.I25:'TC03 - Logout'.J25">
            <calcext:condition calcext:apply-style-name="Excel_CondFormat_1_4_1" calcext:value="formula-is(NOT(ISERROR(SEARCH(&quot;Fail&quot;;[.I25]))))" calcext:base-cell-address="'TC02 - Login'.I25"/>
            <calcext:condition calcext:apply-style-name="Excel_CondFormat_1_4_2" calcext:value="formula-is(NOT(ISERROR(SEARCH(&quot;Pass&quot;;[.I25]))))" calcext:base-cell-address="'TC02 - Login'.I25"/>
          </calcext:conditional-format>
          <calcext:conditional-format calcext:target-range-address="'TC03 - Logout'.J5:'TC03 - Logout'.J5">
            <calcext:condition calcext:apply-style-name="Excel_CondFormat_1_1_1" calcext:value="formula-is(NOT(ISERROR(SEARCH(&quot;Pass&quot;;[.J5]))))" calcext:base-cell-address="'TC02 - Login'.J5"/>
            <calcext:condition calcext:apply-style-name="Excel_CondFormat_1_1_2" calcext:value="formula-is(NOT(ISERROR(SEARCH(&quot;Fail&quot;;[.J5]))))" calcext:base-cell-address="'TC02 - Login'.J5"/>
          </calcext:conditional-format>
        </calcext:conditional-formats>
      </table:table>
      <table:table table:name="TC04 - Cookies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1" table:default-cell-style-name="ce64"/>
        <table:table-column table:style-name="co3" table:default-cell-style-name="ce58"/>
        <table:table-column table:style-name="co3" table:default-cell-style-name="ce2"/>
        <table:table-column table:style-name="co3" table:default-cell-style-name="ce10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4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Cookie (adatvédelem) kezelés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3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43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 table:number-columns-repeated="2"/>
          <table:table-cell table:style-name="ce10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Bejelentkezett létező felhasználó</text:p>
            <text:p>Email cím: <text:a xlink:href="mailto:ntest2@ceg.hu" xlink:type="simple">ntest2@ceg.hu</text:a></text:p>
            <text:p>Jelszó: ntest222A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2"/>
          <table:table-cell/>
          <table:table-cell table:style-name="ce10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18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lenőrizzük, hogy a cookies kezelés elfogadó gomb megjelenik e az oldal alján</text:p>
          </table:table-cell>
          <table:covered-table-cell table:style-name="ce22"/>
          <table:table-cell office:value-type="string" calcext:value-type="string" table:number-columns-spanned="2" table:number-rows-spanned="1">
            <text:p>A cookies kezelésról szóló tájékoztató link és elfogadó, elutasító gombok megjelennek az oldal alján.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 cookies kezelésról szóló tájékoztató link és elfogadó, elutasító gombok megjelennek az oldal alján.</text:p>
          </table:table-cell>
          <table:covered-table-cell/>
          <table:table-cell table:style-name="ce69"/>
          <table:table-cell table:style-name="ce111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3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egnyomjuk az „I accept!” (elfogadás) gombot.</text:p>
          </table:table-cell>
          <table:covered-table-cell table:style-name="ce23"/>
          <table:table-cell office:value-type="string" calcext:value-type="string" table:number-columns-spanned="2" table:number-rows-spanned="1">
            <text:p>A cookies kezeléshez kapcsolodó gombok eltünnek az oldal aljáról.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 cookies kezeléshez kapcsolodó gombok eltünnek az oldal aljáról.</text:p>
          </table:table-cell>
          <table:covered-table-cell/>
          <table:table-cell table:style-name="ce69"/>
          <table:table-cell table:style-name="ce111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3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Frissítjük az oldalt, és ellenőrizzük, hogy frissítés után láthatók lesznek e, a cookies kezeléshez kapcsolodó gombok.</text:p>
          </table:table-cell>
          <table:covered-table-cell table:style-name="ce23"/>
          <table:table-cell office:value-type="string" calcext:value-type="string" table:number-columns-spanned="2" table:number-rows-spanned="1">
            <text:p>A cookies kezeléshez kapcsolodó gombok nem jelennek meg.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 cookies kezeléshez kapcsolodó gombok nem jelennek meg.</text:p>
          </table:table-cell>
          <table:covered-table-cell/>
          <table:table-cell table:style-name="ce69"/>
          <table:table-cell table:style-name="ce111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3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Kijelentkezünk, majd újra bejelentkezünk, és ellenőrizzük, hogy továbbra sem láthatók a gombok.</text:p>
          </table:table-cell>
          <table:covered-table-cell table:style-name="ce23"/>
          <table:table-cell office:value-type="string" calcext:value-type="string" table:number-columns-spanned="2" table:number-rows-spanned="1">
            <text:p>A cookies kezeléshez kapcsolodó gombok nem jelennek meg.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A cookies kezeléshez kapcsolodó gombok nem jelennek meg.</text:p>
          </table:table-cell>
          <table:covered-table-cell/>
          <table:table-cell table:style-name="ce69"/>
          <table:table-cell table:style-name="ce111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style-name="ce58" table:number-columns-spanned="3" table:number-rows-spanned="1"/>
          <table:covered-table-cell/>
          <table:covered-table-cell table:style-name="ce69"/>
          <table:table-cell table:style-name="ce122"/>
          <table:table-cell table:style-name="ce126"/>
          <table:table-cell table:style-name="ce53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style-name="ce58" table:number-columns-spanned="3" table:number-rows-spanned="1"/>
          <table:covered-table-cell/>
          <table:covered-table-cell table:style-name="ce69"/>
          <table:table-cell table:style-name="ce122"/>
          <table:table-cell table:style-name="ce126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style-name="ce58" table:number-columns-spanned="3" table:number-rows-spanned="1"/>
          <table:covered-table-cell/>
          <table:covered-table-cell table:style-name="ce69"/>
          <table:table-cell table:style-name="ce123"/>
          <table:table-cell table:style-name="ce127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style-name="ce58" table:number-columns-spanned="3" table:number-rows-spanned="1"/>
          <table:covered-table-cell/>
          <table:covered-table-cell table:style-name="ce69"/>
          <table:table-cell table:style-name="ce115"/>
          <table:table-cell table:style-name="ce119"/>
          <table:table-cell table:style-name="ce53"/>
          <table:table-cell/>
        </table:table-row>
        <table:table-row table:style-name="ro2">
          <table:table-cell table:style-name="ce10" table:number-columns-repeated="5"/>
          <table:table-cell/>
          <table:table-cell table:style-name="ce10"/>
          <table:table-cell table:number-columns-repeated="5"/>
        </table:table-row>
        <calcext:conditional-formats>
          <calcext:conditional-format calcext:target-range-address="'TC04 - Cookies'.J5:'TC04 - Cookies'.J5">
            <calcext:condition calcext:apply-style-name="Excel_CondFormat_1_1_1" calcext:value="formula-is(NOT(ISERROR(SEARCH(&quot;Pass&quot;;[.J5]))))" calcext:base-cell-address="'TC03 - Logout'.J5"/>
            <calcext:condition calcext:apply-style-name="Excel_CondFormat_1_1_2" calcext:value="formula-is(NOT(ISERROR(SEARCH(&quot;Fail&quot;;[.J5]))))" calcext:base-cell-address="'TC03 - Logout'.J5"/>
          </calcext:conditional-format>
          <calcext:conditional-format calcext:target-range-address="'TC04 - Cookies'.I22:'TC04 - Cookies'.J23 'TC04 - Cookies'.I18:'TC04 - Cookies'.I21">
            <calcext:condition calcext:apply-style-name="Excel_CondFormat_1_2_1" calcext:value="formula-is(NOT(ISERROR(SEARCH(&quot;Fail&quot;;[.I18]))))" calcext:base-cell-address="'TC03 - Logout'.I18"/>
            <calcext:condition calcext:apply-style-name="Excel_CondFormat_1_2_2" calcext:value="formula-is(NOT(ISERROR(SEARCH(&quot;Pass&quot;;[.I18]))))" calcext:base-cell-address="'TC03 - Logout'.I18"/>
          </calcext:conditional-format>
          <calcext:conditional-format calcext:target-range-address="'TC04 - Cookies'.I24:'TC04 - Cookies'.J24">
            <calcext:condition calcext:apply-style-name="Excel_CondFormat_1_3_1" calcext:value="formula-is(NOT(ISERROR(SEARCH(&quot;Fail&quot;;[.I24]))))" calcext:base-cell-address="'TC03 - Logout'.I24"/>
            <calcext:condition calcext:apply-style-name="Excel_CondFormat_1_3_2" calcext:value="formula-is(NOT(ISERROR(SEARCH(&quot;Pass&quot;;[.I24]))))" calcext:base-cell-address="'TC03 - Logout'.I24"/>
          </calcext:conditional-format>
          <calcext:conditional-format calcext:target-range-address="'TC04 - Cookies'.I25:'TC04 - Cookies'.J25">
            <calcext:condition calcext:apply-style-name="Excel_CondFormat_1_4_1" calcext:value="formula-is(NOT(ISERROR(SEARCH(&quot;Fail&quot;;[.I25]))))" calcext:base-cell-address="'TC03 - Logout'.I25"/>
            <calcext:condition calcext:apply-style-name="Excel_CondFormat_1_4_2" calcext:value="formula-is(NOT(ISERROR(SEARCH(&quot;Pass&quot;;[.I25]))))" calcext:base-cell-address="'TC03 - Logout'.I25"/>
          </calcext:conditional-format>
        </calcext:conditional-formats>
      </table:table>
      <table:table table:name="TC05 - Listing data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2" table:default-cell-style-name="ce64"/>
        <table:table-column table:style-name="co3" table:number-columns-repeated="3" table:default-cell-style-name="ce58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5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Bejegyzések listázása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0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34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 table:style-name="ce2"/>
          <table:table-cell table:style-name="ce10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 table:style-name="ce2"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19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pan text:style-name="T1">Bejelentkezett létező felhasználó</text:span></text:p>
            <text:p><text:span text:style-name="T1">Email cím: </text:span><text:span text:style-name="T1"><text:a xlink:href="mailto:ntest2@ceg.hu" xlink:type="simple">ntest2@ceg.hu</text:a></text:span></text:p>
            <text:p><text:span text:style-name="T1">Jelszó: ntest222A</text:span></text:p>
          </table:table-cell>
          <table:covered-table-cell/>
          <table:covered-table-cell table:style-name="ce69"/>
          <table:table-cell table:style-name="ce2"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 table:style-name="ce2"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10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A „Your Feed” felíratú mezőre kattintunk.</text:p>
          </table:table-cell>
          <table:covered-table-cell table:style-name="ce22"/>
          <table:table-cell office:value-type="string" calcext:value-type="string" table:number-columns-spanned="2" table:number-rows-spanned="1">
            <text:p>A „Your Feed” mező zöldre vált, ez mutatja, hogy ez van kiválasztva ezt listázzuk.</text:p>
          </table:table-cell>
          <table:covered-table-cell/>
          <table:table-cell office:value-type="string" calcext:value-type="string" table:number-columns-spanned="3" table:number-rows-spanned="1">
            <text:p>A „Your Feed” mező zöldre vált.</text:p>
          </table:table-cell>
          <table:covered-table-cell/>
          <table:covered-table-cell table:style-name="ce69"/>
          <table:table-cell table:style-name="ce129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3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zük, hogy látunk e bejegyzéseket alatta az oldalon.</text:p>
          </table:table-cell>
          <table:covered-table-cell table:style-name="ce23"/>
          <table:table-cell office:value-type="string" calcext:value-type="string" table:number-columns-spanned="2" table:number-rows-spanned="1">
            <text:p>A mezó alatt látnunk kell a bejegyzéseket</text:p>
          </table:table-cell>
          <table:covered-table-cell/>
          <table:table-cell office:value-type="string" calcext:value-type="string" table:number-columns-spanned="3" table:number-rows-spanned="1">
            <text:p>A mező alatt látjuk a bejegyzéseket.</text:p>
          </table:table-cell>
          <table:covered-table-cell/>
          <table:covered-table-cell table:style-name="ce69"/>
          <table:table-cell table:style-name="ce129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29" table:number-columns-spanned="2" table:number-rows-spanned="1"/>
          <table:covered-table-cell table:style-name="ce46"/>
          <table:table-cell table:style-name="ce53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12" table:number-columns-spanned="2" table:number-rows-spanned="1"/>
          <table:covered-table-cell table:style-name="ce85"/>
          <table:table-cell table:style-name="ce53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31"/>
          <table:table-cell table:style-name="ce135"/>
          <table:table-cell table:style-name="ce53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31"/>
          <table:table-cell table:style-name="ce135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32"/>
          <table:table-cell table:style-name="ce136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33"/>
          <table:table-cell table:style-name="ce137"/>
          <table:table-cell table:style-name="ce53"/>
          <table:table-cell/>
        </table:table-row>
        <table:table-row table:style-name="ro2">
          <table:table-cell table:style-name="ce10" table:number-columns-repeated="7"/>
          <table:table-cell table:number-columns-repeated="5"/>
        </table:table-row>
        <calcext:conditional-formats>
          <calcext:conditional-format calcext:target-range-address="'TC05 - Listing data'.J5:'TC05 - Listing data'.J5">
            <calcext:condition calcext:apply-style-name="Excel_CondFormat_1_1_1" calcext:value="formula-is(NOT(ISERROR(SEARCH(&quot;Pass&quot;;[.J5]))))" calcext:base-cell-address="'TC04 - Cookies'.J5"/>
            <calcext:condition calcext:apply-style-name="Excel_CondFormat_1_1_2" calcext:value="formula-is(NOT(ISERROR(SEARCH(&quot;Fail&quot;;[.J5]))))" calcext:base-cell-address="'TC04 - Cookies'.J5"/>
          </calcext:conditional-format>
          <calcext:conditional-format calcext:target-range-address="'TC05 - Listing data'.I22:'TC05 - Listing data'.J23 'TC05 - Listing data'.I18:'TC05 - Listing data'.I21">
            <calcext:condition calcext:apply-style-name="Excel_CondFormat_1_2_1" calcext:value="formula-is(NOT(ISERROR(SEARCH(&quot;Fail&quot;;[.I18]))))" calcext:base-cell-address="'TC04 - Cookies'.I18"/>
            <calcext:condition calcext:apply-style-name="Excel_CondFormat_1_2_2" calcext:value="formula-is(NOT(ISERROR(SEARCH(&quot;Pass&quot;;[.I18]))))" calcext:base-cell-address="'TC04 - Cookies'.I18"/>
          </calcext:conditional-format>
          <calcext:conditional-format calcext:target-range-address="'TC05 - Listing data'.I24:'TC05 - Listing data'.J24">
            <calcext:condition calcext:apply-style-name="Excel_CondFormat_1_3_1" calcext:value="formula-is(NOT(ISERROR(SEARCH(&quot;Fail&quot;;[.I24]))))" calcext:base-cell-address="'TC04 - Cookies'.I24"/>
            <calcext:condition calcext:apply-style-name="Excel_CondFormat_1_3_2" calcext:value="formula-is(NOT(ISERROR(SEARCH(&quot;Pass&quot;;[.I24]))))" calcext:base-cell-address="'TC04 - Cookies'.I24"/>
          </calcext:conditional-format>
          <calcext:conditional-format calcext:target-range-address="'TC05 - Listing data'.I25:'TC05 - Listing data'.J25">
            <calcext:condition calcext:apply-style-name="Excel_CondFormat_1_4_1" calcext:value="formula-is(NOT(ISERROR(SEARCH(&quot;Fail&quot;;[.I25]))))" calcext:base-cell-address="'TC04 - Cookies'.I25"/>
            <calcext:condition calcext:apply-style-name="Excel_CondFormat_1_4_2" calcext:value="formula-is(NOT(ISERROR(SEARCH(&quot;Pass&quot;;[.I25]))))" calcext:base-cell-address="'TC04 - Cookies'.I25"/>
          </calcext:conditional-format>
        </calcext:conditional-formats>
      </table:table>
      <table:table table:name="TC06 - Multiple pages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3" table:default-cell-style-name="ce64"/>
        <table:table-column table:style-name="co3" table:number-columns-repeated="2" table:default-cell-style-name="ce58"/>
        <table:table-column table:style-name="co3" table:default-cell-style-name="ce10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6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Lapozás, több oldalas lista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2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42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 table:style-name="ce2"/>
          <table:table-cell/>
          <table:table-cell table:style-name="ce10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 table:style-name="ce2"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20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pan text:style-name="T1">Bejelentkezett létező felhasználó</text:span></text:p>
            <text:p><text:span text:style-name="T1">Email cím: </text:span><text:span text:style-name="T1"><text:a xlink:href="mailto:ntest2@ceg.hu" xlink:type="simple">ntest2@ceg.hu</text:a></text:span></text:p>
            <text:p><text:span text:style-name="T1">Jelszó: ntest222A</text:span></text:p>
          </table:table-cell>
          <table:covered-table-cell/>
          <table:covered-table-cell table:style-name="ce69"/>
          <table:table-cell table:style-name="ce2"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 table:style-name="ce2"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10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2"/>
          <table:table-cell/>
          <table:table-cell table:style-name="ce10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A „Your Feed” felíratú mezőre kattintunk.</text:p>
          </table:table-cell>
          <table:covered-table-cell table:style-name="ce22"/>
          <table:table-cell office:value-type="string" calcext:value-type="string" table:number-columns-spanned="2" table:number-rows-spanned="1">
            <text:p>A „Your Feed” mező zöldre vált, ez mutatja, hogy ez van kiválasztva ezt listázzuk.</text:p>
          </table:table-cell>
          <table:covered-table-cell/>
          <table:table-cell table:style-name="ce58" office:value-type="string" calcext:value-type="string" table:number-columns-spanned="3" table:number-rows-spanned="1">
            <text:p>A „Your Feed” mező zöldre vált.</text:p>
          </table:table-cell>
          <table:covered-table-cell/>
          <table:covered-table-cell table:style-name="ce69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1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zük, hogy milyen bejegyzések jelennek meg az oldalon</text:p>
          </table:table-cell>
          <table:covered-table-cell table:style-name="ce23"/>
          <table:table-cell office:value-type="string" calcext:value-type="string" table:number-columns-spanned="2" table:number-rows-spanned="1">
            <text:p>A bejegyzések listája megjelenik az oldalon</text:p>
          </table:table-cell>
          <table:covered-table-cell/>
          <table:table-cell table:style-name="ce58" office:value-type="string" calcext:value-type="string" table:number-columns-spanned="2" table:number-rows-spanned="1">
            <text:p>A bejegyzések listája megjelenik az oldalon</text:p>
          </table:table-cell>
          <table:covered-table-cell/>
          <table:table-cell table:style-name="ce69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2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Az oldal alján látható oldal szám alapján lapozó gombokból ráklikkelünk a következő oldal gombjára</text:p>
          </table:table-cell>
          <table:covered-table-cell table:style-name="ce23"/>
          <table:table-cell office:value-type="string" calcext:value-type="string" table:number-columns-spanned="2" table:number-rows-spanned="1">
            <text:p>A következő oldal gombja lesz aktív, zöld hátterű, a lapon látható bejegyzések megváltoznak</text:p>
          </table:table-cell>
          <table:covered-table-cell/>
          <table:table-cell table:style-name="ce58" office:value-type="string" calcext:value-type="string" table:number-columns-spanned="2" table:number-rows-spanned="1">
            <text:p>A következő oldal gombja lesz aktív, zöld hátterű, a lapon látható bejegyzések megváltoznak</text:p>
          </table:table-cell>
          <table:covered-table-cell/>
          <table:table-cell table:style-name="ce69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Ellenőrizzük hogy az új oldal kiválasztása után más bejegyzéseket látunk (legalább az első bejegyzés különbözőségét ellenőrizzük)</text:p>
          </table:table-cell>
          <table:covered-table-cell table:style-name="ce23"/>
          <table:table-cell office:value-type="string" calcext:value-type="string" table:number-columns-spanned="2" table:number-rows-spanned="1">
            <text:p>A bejegyzések listája megváltozott a 2. lépéshez képest</text:p>
          </table:table-cell>
          <table:covered-table-cell/>
          <table:table-cell table:style-name="ce58" office:value-type="string" calcext:value-type="string" table:number-columns-spanned="2" table:number-rows-spanned="1">
            <text:p>A bejegyzések listája megváltozott a 2. lépéshez képest</text:p>
          </table:table-cell>
          <table:covered-table-cell/>
          <table:table-cell table:style-name="ce69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23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A 3. és 4. lépést ismételjük, amíg az összes oldalt be nem járjuk.</text:p>
          </table:table-cell>
          <table:covered-table-cell table:style-name="ce24"/>
          <table:table-cell office:value-type="string" calcext:value-type="string" table:number-columns-spanned="2" table:number-rows-spanned="1">
            <text:p>A bejegyzések listája minden lapozás után változik.</text:p>
          </table:table-cell>
          <table:covered-table-cell/>
          <table:table-cell table:style-name="ce58" office:value-type="string" calcext:value-type="string" table:number-columns-spanned="2" table:number-rows-spanned="1">
            <text:p>A bejegyzések listája minden lapozás után változik.</text:p>
          </table:table-cell>
          <table:covered-table-cell/>
          <table:table-cell table:style-name="ce69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143"/>
          <table:table-cell table:style-name="ce53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style-name="ce58" table:number-columns-spanned="3" table:number-rows-spanned="1"/>
          <table:covered-table-cell/>
          <table:covered-table-cell table:style-name="ce69"/>
          <table:table-cell table:style-name="ce139"/>
          <table:table-cell table:style-name="ce144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style-name="ce58" table:number-columns-spanned="3" table:number-rows-spanned="1"/>
          <table:covered-table-cell/>
          <table:covered-table-cell table:style-name="ce69"/>
          <table:table-cell table:style-name="ce140"/>
          <table:table-cell table:style-name="ce145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style-name="ce58" table:number-columns-spanned="3" table:number-rows-spanned="1"/>
          <table:covered-table-cell/>
          <table:covered-table-cell table:style-name="ce69"/>
          <table:table-cell table:style-name="ce141"/>
          <table:table-cell table:style-name="ce146"/>
          <table:table-cell table:style-name="ce53"/>
          <table:table-cell/>
        </table:table-row>
        <table:table-row table:style-name="ro2">
          <table:table-cell table:style-name="ce10" table:number-columns-repeated="5"/>
          <table:table-cell/>
          <table:table-cell table:style-name="ce10"/>
          <table:table-cell table:number-columns-repeated="5"/>
        </table:table-row>
        <calcext:conditional-formats>
          <calcext:conditional-format calcext:target-range-address="'TC06 - Multiple pages'.I23:'TC06 - Multiple pages'.J23 'TC06 - Multiple pages'.I18:'TC06 - Multiple pages'.I22 'TC06 - Multiple pages'.J22:'TC06 - Multiple pages'.J22">
            <calcext:condition calcext:apply-style-name="Excel_CondFormat_1_2_1" calcext:value="formula-is(NOT(ISERROR(SEARCH(&quot;Fail&quot;;[.I18]))))" calcext:base-cell-address="'TC05 - Listing data'.I18"/>
            <calcext:condition calcext:apply-style-name="Excel_CondFormat_1_2_2" calcext:value="formula-is(NOT(ISERROR(SEARCH(&quot;Pass&quot;;[.I18]))))" calcext:base-cell-address="'TC05 - Listing data'.I18"/>
          </calcext:conditional-format>
          <calcext:conditional-format calcext:target-range-address="'TC06 - Multiple pages'.I24:'TC06 - Multiple pages'.J24">
            <calcext:condition calcext:apply-style-name="Excel_CondFormat_1_3_1" calcext:value="formula-is(NOT(ISERROR(SEARCH(&quot;Fail&quot;;[.I24]))))" calcext:base-cell-address="'TC05 - Listing data'.I24"/>
            <calcext:condition calcext:apply-style-name="Excel_CondFormat_1_3_2" calcext:value="formula-is(NOT(ISERROR(SEARCH(&quot;Pass&quot;;[.I24]))))" calcext:base-cell-address="'TC05 - Listing data'.I24"/>
          </calcext:conditional-format>
          <calcext:conditional-format calcext:target-range-address="'TC06 - Multiple pages'.I25:'TC06 - Multiple pages'.J25">
            <calcext:condition calcext:apply-style-name="Excel_CondFormat_1_4_1" calcext:value="formula-is(NOT(ISERROR(SEARCH(&quot;Fail&quot;;[.I25]))))" calcext:base-cell-address="'TC05 - Listing data'.I25"/>
            <calcext:condition calcext:apply-style-name="Excel_CondFormat_1_4_2" calcext:value="formula-is(NOT(ISERROR(SEARCH(&quot;Pass&quot;;[.I25]))))" calcext:base-cell-address="'TC05 - Listing data'.I25"/>
          </calcext:conditional-format>
          <calcext:conditional-format calcext:target-range-address="'TC06 - Multiple pages'.J5:'TC06 - Multiple pages'.J5">
            <calcext:condition calcext:apply-style-name="Excel_CondFormat_1_1_1" calcext:value="formula-is(NOT(ISERROR(SEARCH(&quot;Pass&quot;;[.J5]))))" calcext:base-cell-address="'TC05 - Listing data'.J5"/>
            <calcext:condition calcext:apply-style-name="Excel_CondFormat_1_1_2" calcext:value="formula-is(NOT(ISERROR(SEARCH(&quot;Fail&quot;;[.J5]))))" calcext:base-cell-address="'TC05 - Listing data'.J5"/>
          </calcext:conditional-format>
        </calcext:conditional-formats>
      </table:table>
      <table:table table:name="TC07 - New post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4" table:default-cell-style-name="ce64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10"/>
        <table:table-column table:style-name="co3" table:default-cell-style-name="ce147"/>
        <table:table-column table:style-name="co3" table:number-columns-repeated="3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/>
          <table:table-cell table:style-name="ce1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7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új bejegyzés posztolása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2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50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 table:style-name="ce2"/>
          <table:table-cell table:style-name="ce10" table:number-columns-repeated="2"/>
          <table:table-cell/>
          <table:table-cell table:style-name="ce10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/>
          <table:table-cell table:style-name="ce10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 table:style-name="ce2"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pan text:style-name="T1">Bejelentkezett létező felhasználó</text:span></text:p>
            <text:p><text:span text:style-name="T1">Email cím: </text:span><text:span text:style-name="T1"><text:a xlink:href="mailto:ntest2@ceg.hu" xlink:type="simple">ntest2@ceg.hu</text:a></text:span></text:p>
            <text:p><text:span text:style-name="T1">Jelszó: ntest222A</text:span></text:p>
          </table:table-cell>
          <table:covered-table-cell/>
          <table:covered-table-cell table:style-name="ce69"/>
          <table:table-cell table:style-name="ce2"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 table:style-name="ce2"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10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/>
          <table:table-cell table:style-name="ce10"/>
          <table:table-cell table:number-columns-repeated="3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Az oldalon a felső menüsorban a „New Article” szövegre kattintunk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z új poszt bevitelére szolgáló űrlap.</text:p>
          </table:table-cell>
          <table:covered-table-cell/>
          <table:table-cell office:value-type="string" calcext:value-type="string" table:number-columns-spanned="2" table:number-rows-spanned="1">
            <text:p>Megjelent az új poszt bevitelére szolgáló űrlap.</text:p>
          </table:table-cell>
          <table:covered-table-cell/>
          <table:table-cell table:style-name="ce69"/>
          <table:table-cell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Kitöltjük a mezőket: Poszt címe, rövid leírása, poszt szövege, címkék</text:p>
          </table:table-cell>
          <table:covered-table-cell table:style-name="ce23"/>
          <table:table-cell office:value-type="string" calcext:value-type="string" table:number-columns-spanned="2" table:number-rows-spanned="1">
            <text:p>A mezőkben megjelennek a bevitt adatok.</text:p>
          </table:table-cell>
          <table:covered-table-cell/>
          <table:table-cell office:value-type="string" calcext:value-type="string" table:number-columns-spanned="2" table:number-rows-spanned="1">
            <text:p>A mezőkben megjelennek a bevitt adatok.</text:p>
          </table:table-cell>
          <table:covered-table-cell/>
          <table:table-cell table:style-name="ce69"/>
          <table:table-cell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5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Az űrlap mezők alatt levő gombal elküldjük a posztot.</text:p>
          </table:table-cell>
          <table:covered-table-cell table:style-name="ce23"/>
          <table:table-cell office:value-type="string" calcext:value-type="string" table:number-columns-spanned="2" table:number-rows-spanned="1">
            <text:p>Megjelenik az új poszt a komment beviteli lehetőséggel.</text:p>
          </table:table-cell>
          <table:covered-table-cell/>
          <table:table-cell office:value-type="string" calcext:value-type="string" table:number-columns-spanned="2" table:number-rows-spanned="1">
            <text:p>Megjelent az új poszt a komment beviteli lehetőséggel.</text:p>
          </table:table-cell>
          <table:covered-table-cell/>
          <table:table-cell table:style-name="ce69"/>
          <table:table-cell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A felső menüsorban a „Home” feliratra kattintunk.</text:p>
          </table:table-cell>
          <table:covered-table-cell table:style-name="ce23"/>
          <table:table-cell office:value-type="string" calcext:value-type="string" table:number-columns-spanned="2" table:number-rows-spanned="1">
            <text:p>Megjelenik az alkalmazás kezdőoldala.</text:p>
          </table:table-cell>
          <table:covered-table-cell/>
          <table:table-cell office:value-type="string" calcext:value-type="string" table:number-columns-spanned="2" table:number-rows-spanned="1">
            <text:p>Megjelent az alkalmazás kezdőoldala.</text:p>
          </table:table-cell>
          <table:covered-table-cell/>
          <table:table-cell table:style-name="ce69"/>
          <table:table-cell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18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A „Your Feed” felíratra kattintunk.</text:p>
          </table:table-cell>
          <table:covered-table-cell table:style-name="ce24"/>
          <table:table-cell office:value-type="string" calcext:value-type="string" table:number-columns-spanned="2" table:number-rows-spanned="1">
            <text:p>A „Your Feed” felírat zöldre vált, alatta a posztok listája látható.</text:p>
          </table:table-cell>
          <table:covered-table-cell/>
          <table:table-cell office:value-type="string" calcext:value-type="string" table:number-columns-spanned="2" table:number-rows-spanned="1">
            <text:p>A „Your Feed” felírat zöldre vált, alatta a posztok listája látható.</text:p>
          </table:table-cell>
          <table:covered-table-cell/>
          <table:table-cell table:style-name="ce69"/>
          <table:table-cell office:value-type="string" calcext:value-type="string" table:number-columns-spanned="2" table:number-rows-spanned="1">
            <text:p>pass</text:p>
          </table:table-cell>
          <table:covered-table-cell table:style-name="ce151"/>
          <table:table-cell table:style-name="ce53"/>
          <table:table-cell/>
        </table:table-row>
        <table:table-row table:style-name="ro26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Az oldal aljára görgetünk és ellenőrizzük, hogy az új posztunk látható e? Az utolsó poszt bejegyzésnek kell lennie.</text:p>
          </table:table-cell>
          <table:covered-table-cell table:style-name="ce24"/>
          <table:table-cell office:value-type="string" calcext:value-type="string" table:number-columns-spanned="2" table:number-rows-spanned="1">
            <text:p>A posztok listájában az utolsó posztnak az új posztunk kell hogy legyen.</text:p>
          </table:table-cell>
          <table:covered-table-cell/>
          <table:table-cell office:value-type="string" calcext:value-type="string" table:number-columns-spanned="3" table:number-rows-spanned="1">
            <text:p>A posztok listájában az utolsó post a mi új posztunk.</text:p>
          </table:table-cell>
          <table:covered-table-cell/>
          <table:covered-table-cell table:style-name="ce69"/>
          <table:table-cell office:value-type="string" calcext:value-type="string" table:number-columns-spanned="2" table:number-rows-spanned="1">
            <text:p>pass</text:p>
          </table:table-cell>
          <table:covered-table-cell table:style-name="ce151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48"/>
          <table:table-cell table:style-name="ce152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9"/>
          <table:table-cell table:style-name="ce149"/>
          <table:table-cell table:style-name="ce153"/>
          <table:table-cell table:style-name="ce53"/>
          <table:table-cell/>
        </table:table-row>
        <table:table-row table:style-name="ro2">
          <table:table-cell table:style-name="ce10" table:number-columns-repeated="7"/>
          <table:table-cell/>
          <table:table-cell table:style-name="ce10"/>
          <table:table-cell table:number-columns-repeated="3"/>
        </table:table-row>
        <calcext:conditional-formats>
          <calcext:conditional-format calcext:target-range-address="'TC07 - New post'.I23:'TC07 - New post'.J23 'TC07 - New post'.I18:'TC07 - New post'.I22 'TC07 - New post'.J22:'TC07 - New post'.J22">
            <calcext:condition calcext:apply-style-name="Excel_CondFormat_1_2_1" calcext:value="formula-is(NOT(ISERROR(SEARCH(&quot;Fail&quot;;[.I18]))))" calcext:base-cell-address="'TC06 - Multiple pages'.I18"/>
            <calcext:condition calcext:apply-style-name="Excel_CondFormat_1_2_2" calcext:value="formula-is(NOT(ISERROR(SEARCH(&quot;Pass&quot;;[.I18]))))" calcext:base-cell-address="'TC06 - Multiple pages'.I18"/>
          </calcext:conditional-format>
          <calcext:conditional-format calcext:target-range-address="'TC07 - New post'.I24:'TC07 - New post'.J24">
            <calcext:condition calcext:apply-style-name="Excel_CondFormat_1_3_1" calcext:value="formula-is(NOT(ISERROR(SEARCH(&quot;Fail&quot;;[.I24]))))" calcext:base-cell-address="'TC06 - Multiple pages'.I24"/>
            <calcext:condition calcext:apply-style-name="Excel_CondFormat_1_3_2" calcext:value="formula-is(NOT(ISERROR(SEARCH(&quot;Pass&quot;;[.I24]))))" calcext:base-cell-address="'TC06 - Multiple pages'.I24"/>
          </calcext:conditional-format>
          <calcext:conditional-format calcext:target-range-address="'TC07 - New post'.I25:'TC07 - New post'.J25">
            <calcext:condition calcext:apply-style-name="Excel_CondFormat_1_4_1" calcext:value="formula-is(NOT(ISERROR(SEARCH(&quot;Fail&quot;;[.I25]))))" calcext:base-cell-address="'TC06 - Multiple pages'.I25"/>
            <calcext:condition calcext:apply-style-name="Excel_CondFormat_1_4_2" calcext:value="formula-is(NOT(ISERROR(SEARCH(&quot;Pass&quot;;[.I25]))))" calcext:base-cell-address="'TC06 - Multiple pages'.I25"/>
          </calcext:conditional-format>
          <calcext:conditional-format calcext:target-range-address="'TC07 - New post'.J5:'TC07 - New post'.J5">
            <calcext:condition calcext:apply-style-name="Excel_CondFormat_1_1_1" calcext:value="formula-is(NOT(ISERROR(SEARCH(&quot;Pass&quot;;[.J5]))))" calcext:base-cell-address="'TC06 - Multiple pages'.J5"/>
            <calcext:condition calcext:apply-style-name="Excel_CondFormat_1_1_2" calcext:value="formula-is(NOT(ISERROR(SEARCH(&quot;Fail&quot;;[.J5]))))" calcext:base-cell-address="'TC06 - Multiple pages'.J5"/>
          </calcext:conditional-format>
        </calcext:conditional-formats>
      </table:table>
      <table:table table:name="TC08 - Edit post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5" table:default-cell-style-name="ce64"/>
        <table:table-column table:style-name="co3" table:default-cell-style-name="ce58"/>
        <table:table-column table:style-name="co3" table:default-cell-style-name="ce2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8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Meglévő poszt módosítása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2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62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1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/>
          <table:table-cell table:style-name="ce155" office:value-type="string" calcext:value-type="string" table:number-columns-spanned="2" table:number-rows-spanned="1">
            <text:p>Közvetlenül a TC07 teszt után futtatjuk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18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pan text:style-name="T1">Bejelentkezett létező felhasználó</text:span></text:p>
            <text:p><text:span text:style-name="T1">Email cím: </text:span><text:span text:style-name="T1"><text:a xlink:href="mailto:ntest2@ceg.hu" xlink:type="simple">ntest2@ceg.hu</text:a></text:span></text:p>
            <text:p><text:span text:style-name="T1">Jelszó: ntest222A</text:span>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TC07 teszt sikeresen lefutott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Az oldal aljára görgetünk, az utolsó poszt a TC07 tesztben felvitt posztnak kell lennie.</text:p>
          </table:table-cell>
          <table:covered-table-cell table:style-name="ce22"/>
          <table:table-cell office:value-type="string" calcext:value-type="string" table:number-columns-spanned="2" table:number-rows-spanned="1">
            <text:p>Az oldal alján a TC07 tesztben felvitt posztot látjuk.</text:p>
          </table:table-cell>
          <table:covered-table-cell table:style-name="ce58"/>
          <table:table-cell office:value-type="string" calcext:value-type="string" table:number-columns-spanned="2" table:number-rows-spanned="1">
            <text:p>Az oldal alján a TC07 tesztben felvitt posztot látjuk.</text:p>
          </table:table-cell>
          <table:covered-table-cell/>
          <table:table-cell table:style-name="ce69"/>
          <table:table-cell table:style-name="ce156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3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egnyitjuk a posztot a bejegyzésre kattintva.</text:p>
          </table:table-cell>
          <table:covered-table-cell table:style-name="ce23"/>
          <table:table-cell office:value-type="string" calcext:value-type="string" table:number-columns-spanned="2" table:number-rows-spanned="1">
            <text:p>Megjelenik a poszt, edit (javitás), kedvencnek jelőlés és komment írási lehetőséggel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 poszt, edit (javitás), kedvencnek jelőlés és komment írási lehetőséggel.</text:p>
          </table:table-cell>
          <table:covered-table-cell/>
          <table:table-cell table:style-name="ce69"/>
          <table:table-cell table:style-name="ce156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2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Az „Edit article” gombra kattintunk.</text:p>
          </table:table-cell>
          <table:covered-table-cell table:style-name="ce23"/>
          <table:table-cell office:value-type="string" calcext:value-type="string" table:number-columns-spanned="2" table:number-rows-spanned="1">
            <text:p>Megjelenik az a felület, ami az új poszt írásakor is, csak ki vannak már töltve a mezők a poszthoz tartozó adatokkal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z a felület, ami az új poszt írásakor is, csak ki vannak már töltve a mezők a poszthoz tartozó adatokkal.</text:p>
          </table:table-cell>
          <table:covered-table-cell/>
          <table:table-cell table:style-name="ce69"/>
          <table:table-cell table:style-name="ce156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4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Módosítjuk a poszt szövegét.</text:p>
          </table:table-cell>
          <table:covered-table-cell table:style-name="ce23"/>
          <table:table-cell office:value-type="string" calcext:value-type="string" table:number-columns-spanned="2" table:number-rows-spanned="1">
            <text:p>A beviteli mezőben a módosított szöveg látszik.</text:p>
          </table:table-cell>
          <table:covered-table-cell table:style-name="ce58"/>
          <table:table-cell office:value-type="string" calcext:value-type="string" table:number-columns-spanned="2" table:number-rows-spanned="1">
            <text:p>A beviteli mezőben a módosított szöveg látszik.</text:p>
          </table:table-cell>
          <table:covered-table-cell/>
          <table:table-cell table:style-name="ce69"/>
          <table:table-cell table:style-name="ce157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Új címkét viszünk be.</text:p>
          </table:table-cell>
          <table:covered-table-cell table:style-name="ce24"/>
          <table:table-cell office:value-type="string" calcext:value-type="string" table:number-columns-spanned="2" table:number-rows-spanned="1">
            <text:p>Az új címke szövege látszik a beviteli mezőben.</text:p>
          </table:table-cell>
          <table:covered-table-cell table:style-name="ce58"/>
          <table:table-cell office:value-type="string" calcext:value-type="string" table:number-columns-spanned="2" table:number-rows-spanned="1">
            <text:p>Az új címke szövege látszik a beviteli mezőben.</text:p>
          </table:table-cell>
          <table:covered-table-cell/>
          <table:table-cell table:style-name="ce69"/>
          <table:table-cell table:style-name="ce158" office:value-type="string" calcext:value-type="string" table:number-columns-spanned="2" table:number-rows-spanned="1">
            <text:p>pass</text:p>
          </table:table-cell>
          <table:covered-table-cell table:style-name="ce163"/>
          <table:table-cell table:style-name="ce53"/>
          <table:table-cell/>
        </table:table-row>
        <table:table-row table:style-name="ro27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A „Publish article” gombal elmentjük a változásokat.</text:p>
          </table:table-cell>
          <table:covered-table-cell table:style-name="ce24"/>
          <table:table-cell office:value-type="string" calcext:value-type="string" table:number-columns-spanned="2" table:number-rows-spanned="1">
            <text:p>Megjelenik a módosított poszt, edit (javitás), kedvencnek jelőlés és komment írási lehetőséggel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 módosított poszt, edit (javitás), kedvencnek jelőlés és komment írási lehetőséggel.</text:p>
          </table:table-cell>
          <table:covered-table-cell/>
          <table:table-cell table:style-name="ce69"/>
          <table:table-cell table:style-name="ce158" office:value-type="string" calcext:value-type="string" table:number-columns-spanned="2" table:number-rows-spanned="1">
            <text:p>pass</text:p>
          </table:table-cell>
          <table:covered-table-cell table:style-name="ce164"/>
          <table:table-cell table:style-name="ce53"/>
          <table:table-cell/>
        </table:table-row>
        <table:table-row table:style-name="ro28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A „Home” gombra kattintunk.</text:p>
          </table:table-cell>
          <table:covered-table-cell table:style-name="ce24"/>
          <table:table-cell office:value-type="string" calcext:value-type="string" table:number-columns-spanned="2" table:number-rows-spanned="1">
            <text:p>Megjelenik az alkalmazás kezdőoldala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z alkalmazás kezdőoldala.</text:p>
          </table:table-cell>
          <table:covered-table-cell/>
          <table:table-cell table:style-name="ce69"/>
          <table:table-cell table:style-name="ce159" office:value-type="string" calcext:value-type="string" table:number-columns-spanned="2" table:number-rows-spanned="1">
            <text:p>pass</text:p>
          </table:table-cell>
          <table:covered-table-cell table:style-name="ce165"/>
          <table:table-cell table:style-name="ce53"/>
          <table:table-cell/>
        </table:table-row>
        <table:table-row table:style-name="ro29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Az oldal aljára görgetünk, ellenőrizzük, hogy az utolsó posztnál látjuk e az új címkét.</text:p>
          </table:table-cell>
          <table:covered-table-cell table:style-name="ce24"/>
          <table:table-cell office:value-type="string" calcext:value-type="string" table:number-columns-spanned="2" table:number-rows-spanned="1">
            <text:p>Az utolsó posztnál a módosításkor megadott címkét is látnunk kell.</text:p>
          </table:table-cell>
          <table:covered-table-cell table:style-name="ce58"/>
          <table:table-cell office:value-type="string" calcext:value-type="string" table:number-columns-spanned="2" table:number-rows-spanned="1">
            <text:p>Az utolsó posztnál a módosításkor megadott címkét is látjuk.</text:p>
          </table:table-cell>
          <table:covered-table-cell/>
          <table:table-cell table:style-name="ce69"/>
          <table:table-cell table:style-name="ce160" office:value-type="string" calcext:value-type="string" table:number-columns-spanned="2" table:number-rows-spanned="1">
            <text:p>pass</text:p>
          </table:table-cell>
          <table:covered-table-cell table:style-name="ce166"/>
          <table:table-cell table:style-name="ce53"/>
          <table:table-cell/>
        </table:table-row>
        <table:table-row table:style-name="ro2" table:number-rows-repeated="2">
          <table:table-cell table:number-columns-repeated="2"/>
          <table:table-cell table:style-name="ce24"/>
          <table:table-cell/>
          <table:table-cell table:style-name="ce58"/>
          <table:table-cell table:number-columns-repeated="2"/>
          <table:table-cell table:style-name="ce69"/>
          <table:table-cell table:style-name="ce161"/>
          <table:table-cell table:style-name="ce167"/>
          <table:table-cell table:style-name="ce53"/>
          <table:table-cell/>
        </table:table-row>
        <table:table-row table:style-name="ro2">
          <table:table-cell table:style-name="ce10" table:number-columns-repeated="7"/>
          <table:table-cell table:number-columns-repeated="5"/>
        </table:table-row>
        <calcext:conditional-formats>
          <calcext:conditional-format calcext:target-range-address="'TC08 - Edit post'.I23:'TC08 - Edit post'.J24 'TC08 - Edit post'.I19:'TC08 - Edit post'.I22">
            <calcext:condition calcext:apply-style-name="Excel_CondFormat_1_2_1" calcext:value="formula-is(NOT(ISERROR(SEARCH(&quot;Fail&quot;;[.I19]))))" calcext:base-cell-address="'TC07 - New post'.I19"/>
            <calcext:condition calcext:apply-style-name="Excel_CondFormat_1_2_2" calcext:value="formula-is(NOT(ISERROR(SEARCH(&quot;Pass&quot;;[.I19]))))" calcext:base-cell-address="'TC07 - New post'.I19"/>
          </calcext:conditional-format>
          <calcext:conditional-format calcext:target-range-address="'TC08 - Edit post'.I25:'TC08 - Edit post'.J25">
            <calcext:condition calcext:apply-style-name="Excel_CondFormat_1_3_1" calcext:value="formula-is(NOT(ISERROR(SEARCH(&quot;Fail&quot;;[.I25]))))" calcext:base-cell-address="'TC07 - New post'.I25"/>
            <calcext:condition calcext:apply-style-name="Excel_CondFormat_1_3_2" calcext:value="formula-is(NOT(ISERROR(SEARCH(&quot;Pass&quot;;[.I25]))))" calcext:base-cell-address="'TC07 - New post'.I25"/>
          </calcext:conditional-format>
          <calcext:conditional-format calcext:target-range-address="'TC08 - Edit post'.I26:'TC08 - Edit post'.J28">
            <calcext:condition calcext:apply-style-name="Excel_CondFormat_1_4_1" calcext:value="formula-is(NOT(ISERROR(SEARCH(&quot;Fail&quot;;[.I26]))))" calcext:base-cell-address="'TC07 - New post'.I26"/>
            <calcext:condition calcext:apply-style-name="Excel_CondFormat_1_4_2" calcext:value="formula-is(NOT(ISERROR(SEARCH(&quot;Pass&quot;;[.I26]))))" calcext:base-cell-address="'TC07 - New post'.I26"/>
          </calcext:conditional-format>
          <calcext:conditional-format calcext:target-range-address="'TC08 - Edit post'.J5:'TC08 - Edit post'.J5">
            <calcext:condition calcext:apply-style-name="Excel_CondFormat_1_1_1" calcext:value="formula-is(NOT(ISERROR(SEARCH(&quot;Pass&quot;;[.J5]))))" calcext:base-cell-address="'TC07 - New post'.J5"/>
            <calcext:condition calcext:apply-style-name="Excel_CondFormat_1_1_2" calcext:value="formula-is(NOT(ISERROR(SEARCH(&quot;Fail&quot;;[.J5]))))" calcext:base-cell-address="'TC07 - New post'.J5"/>
          </calcext:conditional-format>
        </calcext:conditional-formats>
      </table:table>
      <table:table table:name="TC09 - Del post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0" table:default-cell-style-name="ce64"/>
        <table:table-column table:style-name="co3" table:default-cell-style-name="ce58"/>
        <table:table-column table:style-name="co3" table:default-cell-style-name="ce2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09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Poszt törlése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2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74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/>
          <table:table-cell table:style-name="ce33" office:value-type="string" calcext:value-type="string" table:number-columns-spanned="2" table:number-rows-spanned="1">
            <text:p>A TC08 teszt után futtatjuk.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30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pan text:style-name="T1">Bejelentkezett létező felhasználó</text:span></text:p>
            <text:p><text:span text:style-name="T1">Email cím: </text:span><text:span text:style-name="T1"><text:a xlink:href="mailto:ntest2@ceg.hu" xlink:type="simple">ntest2@ceg.hu</text:a></text:span></text:p>
            <text:p><text:span text:style-name="T1">Jelszó: ntest222A</text:span>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TC07 teszt sikeresen lefutott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A kezdóoldal aljára navigálunk.</text:p>
          </table:table-cell>
          <table:covered-table-cell table:style-name="ce22"/>
          <table:table-cell office:value-type="string" calcext:value-type="string" table:number-columns-spanned="2" table:number-rows-spanned="1">
            <text:p>Látjuk a kezdőoldalon a posztokat, az utolsó a TC07 tesztben létrehozott posztunk.</text:p>
          </table:table-cell>
          <table:covered-table-cell table:style-name="ce58"/>
          <table:table-cell office:value-type="string" calcext:value-type="string" table:number-columns-spanned="2" table:number-rows-spanned="1">
            <text:p>Látjuk a kezdőoldalon a posztokat, az utolsó a TC07 tesztben létrehozott posztunk.</text:p>
          </table:table-cell>
          <table:covered-table-cell/>
          <table:table-cell table:style-name="ce69"/>
          <table:table-cell table:style-name="ce16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3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Az utolsó (saját) posztunkat megnyitjuk a posztra kattintással.</text:p>
          </table:table-cell>
          <table:covered-table-cell table:style-name="ce23"/>
          <table:table-cell office:value-type="string" calcext:value-type="string" table:number-columns-spanned="2" table:number-rows-spanned="1">
            <text:p>Megjelenik a poszt, edit (javitás), kedvencnek jelőlés és komment írási lehetőséggel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 poszt, edit (javitás), kedvencnek jelőlés és komment írási lehetőséggel.</text:p>
          </table:table-cell>
          <table:covered-table-cell/>
          <table:table-cell table:style-name="ce69"/>
          <table:table-cell table:style-name="ce16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3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A „Delete article” gombra kattintunk.</text:p>
          </table:table-cell>
          <table:covered-table-cell table:style-name="ce23"/>
          <table:table-cell office:value-type="string" calcext:value-type="string" table:number-columns-spanned="2" table:number-rows-spanned="1">
            <text:p>Megjelenik egy tájékoztató szöveg, majd a kezdőoldal töltödik be automatikusan.</text:p>
          </table:table-cell>
          <table:covered-table-cell table:style-name="ce58"/>
          <table:table-cell office:value-type="string" calcext:value-type="string" table:number-columns-spanned="2" table:number-rows-spanned="1">
            <text:p>Megjelenik egy tájékoztató szöveg, majd a kezdőoldal töltödik be automatikusan.</text:p>
          </table:table-cell>
          <table:covered-table-cell/>
          <table:table-cell table:style-name="ce69"/>
          <table:table-cell table:style-name="ce16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7" office:value-type="string" calcext:value-type="string" table:number-columns-spanned="2" table:number-rows-spanned="1">
            <text:p>A kezdóoldal aljára navigálunk.</text:p>
          </table:table-cell>
          <table:covered-table-cell table:style-name="ce23"/>
          <table:table-cell office:value-type="string" calcext:value-type="string" table:number-columns-spanned="2" table:number-rows-spanned="1">
            <text:p>Látjuk a kezdőoldalon a posztokat.</text:p>
          </table:table-cell>
          <table:covered-table-cell table:style-name="ce58"/>
          <table:table-cell office:value-type="string" calcext:value-type="string" table:number-columns-spanned="2" table:number-rows-spanned="1">
            <text:p>Látjuk a kezdőoldalon a posztokat.</text:p>
          </table:table-cell>
          <table:covered-table-cell/>
          <table:table-cell table:style-name="ce69"/>
          <table:table-cell table:style-name="ce169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31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lenőrizzük, hogy az általunk az előbb törölt poszt nem jelenik meg az oldalon.</text:p>
          </table:table-cell>
          <table:covered-table-cell table:style-name="ce24"/>
          <table:table-cell office:value-type="string" calcext:value-type="string" table:number-columns-spanned="2" table:number-rows-spanned="1">
            <text:p>Az előbb törölt posztunk nem látszódhat az oldalon.</text:p>
          </table:table-cell>
          <table:covered-table-cell table:style-name="ce58"/>
          <table:table-cell office:value-type="string" calcext:value-type="string" table:number-columns-spanned="2" table:number-rows-spanned="1">
            <text:p>Az előbb törölt posztunk nem látszódik az oldalon.</text:p>
          </table:table-cell>
          <table:covered-table-cell/>
          <table:table-cell table:style-name="ce69"/>
          <table:table-cell table:style-name="ce170" office:value-type="string" calcext:value-type="string" table:number-columns-spanned="2" table:number-rows-spanned="1">
            <text:p>pass</text:p>
          </table:table-cell>
          <table:covered-table-cell table:style-name="ce175"/>
          <table:table-cell table:style-name="ce53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number-columns-spanned="3" table:number-rows-spanned="1"/>
          <table:covered-table-cell/>
          <table:covered-table-cell table:style-name="ce69"/>
          <table:table-cell table:style-name="ce171"/>
          <table:table-cell table:style-name="ce176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number-columns-spanned="3" table:number-rows-spanned="1"/>
          <table:covered-table-cell/>
          <table:covered-table-cell table:style-name="ce69"/>
          <table:table-cell table:style-name="ce172"/>
          <table:table-cell table:style-name="ce177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number-columns-spanned="3" table:number-rows-spanned="1"/>
          <table:covered-table-cell/>
          <table:covered-table-cell table:style-name="ce69"/>
          <table:table-cell table:style-name="ce173"/>
          <table:table-cell table:style-name="ce178"/>
          <table:table-cell table:style-name="ce53"/>
          <table:table-cell/>
        </table:table-row>
        <table:table-row table:style-name="ro2">
          <table:table-cell table:style-name="ce10" table:number-columns-repeated="7"/>
          <table:table-cell table:number-columns-repeated="5"/>
        </table:table-row>
        <calcext:conditional-formats>
          <calcext:conditional-format calcext:target-range-address="'TC09 - Del post'.I23:'TC09 - Del post'.J24 'TC09 - Del post'.I19:'TC09 - Del post'.I22">
            <calcext:condition calcext:apply-style-name="Excel_CondFormat_1_2_1" calcext:value="formula-is(NOT(ISERROR(SEARCH(&quot;Fail&quot;;[.I19]))))" calcext:base-cell-address="'TC08 - Edit post'.I19"/>
            <calcext:condition calcext:apply-style-name="Excel_CondFormat_1_2_2" calcext:value="formula-is(NOT(ISERROR(SEARCH(&quot;Pass&quot;;[.I19]))))" calcext:base-cell-address="'TC08 - Edit post'.I19"/>
          </calcext:conditional-format>
          <calcext:conditional-format calcext:target-range-address="'TC09 - Del post'.I25:'TC09 - Del post'.J25">
            <calcext:condition calcext:apply-style-name="Excel_CondFormat_1_3_1" calcext:value="formula-is(NOT(ISERROR(SEARCH(&quot;Fail&quot;;[.I25]))))" calcext:base-cell-address="'TC08 - Edit post'.I25"/>
            <calcext:condition calcext:apply-style-name="Excel_CondFormat_1_3_2" calcext:value="formula-is(NOT(ISERROR(SEARCH(&quot;Pass&quot;;[.I25]))))" calcext:base-cell-address="'TC08 - Edit post'.I25"/>
          </calcext:conditional-format>
          <calcext:conditional-format calcext:target-range-address="'TC09 - Del post'.I26:'TC09 - Del post'.J26">
            <calcext:condition calcext:apply-style-name="Excel_CondFormat_1_4_1" calcext:value="formula-is(NOT(ISERROR(SEARCH(&quot;Fail&quot;;[.I26]))))" calcext:base-cell-address="'TC08 - Edit post'.I26"/>
            <calcext:condition calcext:apply-style-name="Excel_CondFormat_1_4_2" calcext:value="formula-is(NOT(ISERROR(SEARCH(&quot;Pass&quot;;[.I26]))))" calcext:base-cell-address="'TC08 - Edit post'.I26"/>
          </calcext:conditional-format>
          <calcext:conditional-format calcext:target-range-address="'TC09 - Del post'.J5:'TC09 - Del post'.J5">
            <calcext:condition calcext:apply-style-name="Excel_CondFormat_1_1_1" calcext:value="formula-is(NOT(ISERROR(SEARCH(&quot;Pass&quot;;[.J5]))))" calcext:base-cell-address="'TC08 - Edit post'.J5"/>
            <calcext:condition calcext:apply-style-name="Excel_CondFormat_1_1_2" calcext:value="formula-is(NOT(ISERROR(SEARCH(&quot;Fail&quot;;[.J5]))))" calcext:base-cell-address="'TC08 - Edit post'.J5"/>
          </calcext:conditional-format>
        </calcext:conditional-formats>
      </table:table>
      <table:table table:name="TC10 - Save data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6" table:default-cell-style-name="ce64"/>
        <table:table-column table:style-name="co3" table:default-cell-style-name="ce58"/>
        <table:table-column table:style-name="co3" table:default-cell-style-name="ce2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10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adatok lementése a felületről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4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84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32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pan text:style-name="T1">Bejelentkezett létező felhasználó</text:span></text:p>
            <text:p><text:span text:style-name="T1">Felhasználónév: testuser1</text:span></text:p>
            <text:p><text:span text:style-name="T1">Email cím: testuser1@example.com</text:span></text:p>
            <text:p><text:span text:style-name="T1">Jelszó: Abcd123$</text:span>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A kezdőoldalon a felső menüsorban a felhasználó nevére kattintunk.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z oldalon a felhasználó profilképe, és az általa készített posztok listája, „My Articles” név alatt.</text:p>
          </table:table-cell>
          <table:covered-table-cell table:style-name="ce58"/>
          <table:table-cell office:value-type="string" calcext:value-type="string" table:number-columns-spanned="2" table:number-rows-spanned="1">
            <text:p>Megjelenik az oldalon a felhasználó profilképe, és az általa készített posztok listája, „My Articles” név alatt.</text:p>
          </table:table-cell>
          <table:covered-table-cell/>
          <table:table-cell table:style-name="ce69"/>
          <table:table-cell table:style-name="ce179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24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Kijelőljük a poszt címét és copy – paste-l átmásoljuk egy txt fileba, amit a Jegyzettömbel nyítottunk meg.</text:p>
          </table:table-cell>
          <table:covered-table-cell table:style-name="ce23"/>
          <table:table-cell office:value-type="string" calcext:value-type="string" table:number-columns-spanned="2" table:number-rows-spanned="1">
            <text:p>A jegyzettömben megjelenik a poszt címe.</text:p>
          </table:table-cell>
          <table:covered-table-cell table:style-name="ce58"/>
          <table:table-cell office:value-type="string" calcext:value-type="string" table:number-columns-spanned="2" table:number-rows-spanned="1">
            <text:p>A jegyzettömben megjelenik a poszt címe.</text:p>
          </table:table-cell>
          <table:covered-table-cell/>
          <table:table-cell table:style-name="ce69"/>
          <table:table-cell table:style-name="ce179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17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ijelőljük a poszt leirását és copy – paste-l átmásoljuk egy txt fileba, amit a Jegyzettömbel nyítottunk meg.</text:p>
          </table:table-cell>
          <table:covered-table-cell table:style-name="ce23"/>
          <table:table-cell office:value-type="string" calcext:value-type="string" table:number-columns-spanned="2" table:number-rows-spanned="1">
            <text:p>A jegyzettömben megjelenik a poszt leirása.</text:p>
          </table:table-cell>
          <table:covered-table-cell table:style-name="ce58"/>
          <table:table-cell office:value-type="string" calcext:value-type="string" table:number-columns-spanned="2" table:number-rows-spanned="1">
            <text:p>A jegyzettömben megjelenik a poszt leirása.</text:p>
          </table:table-cell>
          <table:covered-table-cell/>
          <table:table-cell table:style-name="ce69"/>
          <table:table-cell table:style-name="ce179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33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Kijelőljük a poszt címkéit és copy – paste-l átmásoljuk egy txt fileba, amit a Jegyzettömbel nyítottunk meg.</text:p>
          </table:table-cell>
          <table:covered-table-cell table:style-name="ce23"/>
          <table:table-cell office:value-type="string" calcext:value-type="string" table:number-columns-spanned="2" table:number-rows-spanned="1">
            <text:p>A jegyzettömben megjelenik a poszt címkéi.</text:p>
          </table:table-cell>
          <table:covered-table-cell table:style-name="ce58"/>
          <table:table-cell office:value-type="string" calcext:value-type="string" table:number-columns-spanned="2" table:number-rows-spanned="1">
            <text:p>A jegyzettömben megjelenik a poszt címkéi.</text:p>
          </table:table-cell>
          <table:covered-table-cell/>
          <table:table-cell table:style-name="ce69"/>
          <table:table-cell table:style-name="ce180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28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A 2-4. lépésig ismételjük amíg a felhasználó összes látható posztján végig nem érünk.</text:p>
          </table:table-cell>
          <table:covered-table-cell table:style-name="ce24"/>
          <table:table-cell office:value-type="string" calcext:value-type="string" table:number-columns-spanned="2" table:number-rows-spanned="1">
            <text:p>Lásd 2-4. lépésnél</text:p>
          </table:table-cell>
          <table:covered-table-cell table:style-name="ce58"/>
          <table:table-cell office:value-type="string" calcext:value-type="string" table:number-columns-spanned="2" table:number-rows-spanned="1">
            <text:p>Lásd 2-4. lépésnél</text:p>
          </table:table-cell>
          <table:covered-table-cell/>
          <table:table-cell table:style-name="ce69"/>
          <table:table-cell table:style-name="ce181" office:value-type="string" calcext:value-type="string" table:number-columns-spanned="2" table:number-rows-spanned="1">
            <text:p>pass</text:p>
          </table:table-cell>
          <table:covered-table-cell table:style-name="ce185"/>
          <table:table-cell table:style-name="ce53"/>
          <table:table-cell/>
        </table:table-row>
        <table:table-row table:style-name="ro1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A Jegyzettömbel elmentjük a filet, save_data.txt néven.</text:p>
          </table:table-cell>
          <table:covered-table-cell table:style-name="ce24"/>
          <table:table-cell office:value-type="string" calcext:value-type="string" table:number-columns-spanned="2" table:number-rows-spanned="1">
            <text:p>A fájlrendszerben a mentés könyvtárában létrejön a save_data.txt fájl.</text:p>
          </table:table-cell>
          <table:covered-table-cell table:style-name="ce58"/>
          <table:table-cell office:value-type="string" calcext:value-type="string" table:number-columns-spanned="2" table:number-rows-spanned="1">
            <text:p>A fájlrendszerben a mentés könyvtárában létrejön a save_data.txt fájl.</text:p>
          </table:table-cell>
          <table:covered-table-cell/>
          <table:table-cell table:style-name="ce69"/>
          <table:table-cell table:style-name="ce181" office:value-type="string" calcext:value-type="string" table:number-columns-spanned="2" table:number-rows-spanned="1">
            <text:p>pass</text:p>
          </table:table-cell>
          <table:covered-table-cell table:style-name="ce185"/>
          <table:table-cell table:style-name="ce5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number-columns-spanned="3" table:number-rows-spanned="1"/>
          <table:covered-table-cell/>
          <table:covered-table-cell table:style-name="ce69"/>
          <table:table-cell table:style-name="ce182"/>
          <table:table-cell table:style-name="ce186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number-columns-spanned="3" table:number-rows-spanned="1"/>
          <table:covered-table-cell/>
          <table:covered-table-cell table:style-name="ce69"/>
          <table:table-cell table:style-name="ce183"/>
          <table:table-cell table:style-name="ce187"/>
          <table:table-cell table:style-name="ce53"/>
          <table:table-cell/>
        </table:table-row>
        <table:table-row table:style-name="ro2">
          <table:table-cell table:style-name="ce10" table:number-columns-repeated="7"/>
          <table:table-cell table:number-columns-repeated="5"/>
        </table:table-row>
        <calcext:conditional-formats>
          <calcext:conditional-format calcext:target-range-address="'TC10 - Save data'.I22:'TC10 - Save data'.J23 'TC10 - Save data'.I18:'TC10 - Save data'.I21">
            <calcext:condition calcext:apply-style-name="Excel_CondFormat_1_2_1" calcext:value="formula-is(NOT(ISERROR(SEARCH(&quot;Fail&quot;;[.I18]))))" calcext:base-cell-address="'TC09 - Del post'.I18"/>
            <calcext:condition calcext:apply-style-name="Excel_CondFormat_1_2_2" calcext:value="formula-is(NOT(ISERROR(SEARCH(&quot;Pass&quot;;[.I18]))))" calcext:base-cell-address="'TC09 - Del post'.I18"/>
          </calcext:conditional-format>
          <calcext:conditional-format calcext:target-range-address="'TC10 - Save data'.I24:'TC10 - Save data'.J24">
            <calcext:condition calcext:apply-style-name="Excel_CondFormat_1_3_1" calcext:value="formula-is(NOT(ISERROR(SEARCH(&quot;Fail&quot;;[.I24]))))" calcext:base-cell-address="'TC09 - Del post'.I24"/>
            <calcext:condition calcext:apply-style-name="Excel_CondFormat_1_3_2" calcext:value="formula-is(NOT(ISERROR(SEARCH(&quot;Pass&quot;;[.I24]))))" calcext:base-cell-address="'TC09 - Del post'.I24"/>
          </calcext:conditional-format>
          <calcext:conditional-format calcext:target-range-address="'TC10 - Save data'.I25:'TC10 - Save data'.J25">
            <calcext:condition calcext:apply-style-name="Excel_CondFormat_1_4_1" calcext:value="formula-is(NOT(ISERROR(SEARCH(&quot;Fail&quot;;[.I25]))))" calcext:base-cell-address="'TC09 - Del post'.I25"/>
            <calcext:condition calcext:apply-style-name="Excel_CondFormat_1_4_2" calcext:value="formula-is(NOT(ISERROR(SEARCH(&quot;Pass&quot;;[.I25]))))" calcext:base-cell-address="'TC09 - Del post'.I25"/>
          </calcext:conditional-format>
          <calcext:conditional-format calcext:target-range-address="'TC10 - Save data'.J5:'TC10 - Save data'.J5">
            <calcext:condition calcext:apply-style-name="Excel_CondFormat_1_1_1" calcext:value="formula-is(NOT(ISERROR(SEARCH(&quot;Pass&quot;;[.J5]))))" calcext:base-cell-address="'TC09 - Del post'.J5"/>
            <calcext:condition calcext:apply-style-name="Excel_CondFormat_1_1_2" calcext:value="formula-is(NOT(ISERROR(SEARCH(&quot;Fail&quot;;[.J5]))))" calcext:base-cell-address="'TC09 - Del post'.J5"/>
          </calcext:conditional-format>
        </calcext:conditional-formats>
      </table:table>
      <table:table table:name="TC11 - Upload data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58"/>
        <table:table-column table:style-name="co14" table:default-cell-style-name="ce64"/>
        <table:table-column table:style-name="co3" table:default-cell-style-name="ce58"/>
        <table:table-column table:style-name="co3" table:default-cell-style-name="ce2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10"/>
        <table:table-row table:style-name="ro2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55"/>
          <table:table-cell table:style-name="ce10" office:value-type="string" calcext:value-type="string">
            <text:p>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55"/>
          <table:table-cell table:style-name="ce10" office:value-type="string" calcext:value-type="string">
            <text:p>2021.június 13. kiadás</text:p>
          </table:table-cell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55"/>
          <table:table-cell table:style-name="ce19" office:value-type="string" calcext:value-type="string">
            <text:p>TC1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55"/>
          <table:table-cell table:style-name="ce64" office:value-type="string" calcext:value-type="string" table:number-columns-spanned="5" table:number-rows-spanned="1">
            <text:p>adatok feltöltése fileból</text:p>
          </table:table-cell>
          <table:covered-table-cell/>
          <table:covered-table-cell table:number-columns-repeated="3" table:style-name="ce6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55"/>
          <table:table-cell table:style-name="ce19" office:value-type="string" calcext:value-type="string">
            <text:p>Nikolausz László Simo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55"/>
          <table:table-cell table:style-name="ce69" table:number-columns-spanned="2" table:number-rows-spanned="1"/>
          <table:covered-table-cell table:style-name="ce69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55"/>
          <table:table-cell table:style-name="ce42"/>
          <table:table-cell table:number-columns-repeated="2"/>
        </table:table-row>
        <table:table-row table:style-name="ro2">
          <table:table-cell table:style-name="ce2" table:number-columns-repeated="4"/>
          <table:table-cell table:style-name="ce28" table:number-columns-repeated="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19" office:value-type="string" calcext:value-type="string">
            <text:p>Nikolausz László Simon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4" office:value-type="string" calcext:value-type="string" table:number-columns-spanned="2" table:number-rows-spanned="1">
            <text:p>2021.08.15.</text:p>
          </table:table-cell>
          <table:covered-table-cell table:style-name="ce74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93"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onduit App</text:p>
          </table:table-cell>
          <table:covered-table-cell/>
          <table:covered-table-cell table:style-name="ce69"/>
          <table:table-cell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Docker Desktop 2.5</text:p>
          </table:table-cell>
          <table:covered-table-cell/>
          <table:covered-table-cell table:style-name="ce69"/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Google Chrome 92</text:p>
          </table:table-cell>
          <table:covered-table-cell/>
          <table:covered-table-cell table:style-name="ce69"/>
          <table:table-cell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Windows 10 Pro 2004-es verzió</text:p>
          </table:table-cell>
          <table:covered-table-cell/>
          <table:covered-table-cell table:style-name="ce69"/>
          <table:table-cell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/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"/>
        </table:table-row>
        <table:table-row table:style-name="ro32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pan text:style-name="T1">Bejelentkezett létező felhasználó</text:span></text:p>
            <text:p><text:span text:style-name="T1">Felhasználónév: testuser3</text:span></text:p>
            <text:p><text:span text:style-name="T1">Email cím: testuser3@example.com</text:span></text:p>
            <text:p><text:span text:style-name="T1">Jelszó: Abcd123$</text:span>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upload_data.csv</text:p>
          </table:table-cell>
          <table:covered-table-cell/>
          <table:covered-table-cell table:style-name="ce69"/>
          <table:table-cell/>
          <table:table-cell table:style-name="ce33"/>
          <table:table-cell table:style-name="ce35"/>
          <table:table-cell/>
          <table:table-cell table:style-name="ce75" table:number-columns-repeated="2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3" table:number-rows-spanned="1">
            <text:p>Internetkapcsolat</text:p>
          </table:table-cell>
          <table:covered-table-cell/>
          <table:covered-table-cell table:style-name="ce69"/>
          <table:table-cell/>
          <table:table-cell table:style-name="Default" table:number-columns-repeated="2"/>
          <table:table-cell/>
          <table:table-cell table:style-name="ce33" table:number-columns-spanned="2" table:number-rows-spanned="1"/>
          <table:covered-table-cell table:style-name="ce35"/>
          <table:table-cell table:number-columns-repeated="2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1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31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32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32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2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/>
        </table:table-row>
        <table:table-row table:style-name="ro2">
          <table:covered-table-cell table:style-name="ce34"/>
          <table:covered-table-cell table:number-columns-repeated="2" table:style-name="ce60"/>
          <table:covered-table-cell table:number-columns-repeated="2" table:style-name="ce55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Jegyzettömbel megnyítjuk az upload_data.csv-t</text:p>
          </table:table-cell>
          <table:covered-table-cell table:style-name="ce22"/>
          <table:table-cell office:value-type="string" calcext:value-type="string" table:number-columns-spanned="2" table:number-rows-spanned="1">
            <text:p>A jegyzettömben megjelenik a fájl tartalma</text:p>
          </table:table-cell>
          <table:covered-table-cell table:style-name="ce58"/>
          <table:table-cell office:value-type="string" calcext:value-type="string" table:number-columns-spanned="2" table:number-rows-spanned="1">
            <text:p>A jegyzettömben megjelenik a fájl tartalma</text:p>
          </table:table-cell>
          <table:covered-table-cell/>
          <table:table-cell table:style-name="ce69"/>
          <table:table-cell table:style-name="ce18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34">
          <table:table-cell office:value-type="float" office:value="2" calcext:value-type="float">
            <text:p>2</text:p>
          </table:table-cell>
          <table:table-cell table:style-name="ce17" office:value-type="string" calcext:value-type="string" table:number-columns-spanned="2" table:number-rows-spanned="1">
            <text:p>Az oldalon a felső menüsorban a „New Article” szövegre kattintunk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z új poszt bevitelére szolgáló űrlap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z új poszt bevitelére szolgáló űrlap.</text:p>
          </table:table-cell>
          <table:covered-table-cell/>
          <table:table-cell table:style-name="ce69"/>
          <table:table-cell table:style-name="ce18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35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itöltjük a mezőket: Poszt címe, rövid leírása, poszt szövege, címkék</text:p>
          </table:table-cell>
          <table:covered-table-cell table:style-name="ce23"/>
          <table:table-cell office:value-type="string" calcext:value-type="string" table:number-columns-spanned="2" table:number-rows-spanned="1">
            <text:p>A mezőkben megjelennek a bevitt adatok.</text:p>
          </table:table-cell>
          <table:covered-table-cell table:style-name="ce58"/>
          <table:table-cell office:value-type="string" calcext:value-type="string" table:number-columns-spanned="2" table:number-rows-spanned="1">
            <text:p>A mezőkben megjelennek a bevitt adatok.</text:p>
          </table:table-cell>
          <table:covered-table-cell/>
          <table:table-cell table:style-name="ce69"/>
          <table:table-cell table:style-name="ce18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  <table:table-cell/>
        </table:table-row>
        <table:table-row table:style-name="ro34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Az űrlap mezők alatt levő gombal elküldjük a posztot.</text:p>
          </table:table-cell>
          <table:covered-table-cell table:style-name="ce23"/>
          <table:table-cell office:value-type="string" calcext:value-type="string" table:number-columns-spanned="2" table:number-rows-spanned="1">
            <text:p>Megjelenik az új poszt a komment beviteli lehetőséggel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z új poszt a komment beviteli lehetőséggel.</text:p>
          </table:table-cell>
          <table:covered-table-cell/>
          <table:table-cell table:style-name="ce69"/>
          <table:table-cell table:style-name="ce189" office:value-type="string" calcext:value-type="string" table:number-columns-spanned="2" table:number-rows-spanned="1">
            <text:p>pass</text:p>
          </table:table-cell>
          <table:covered-table-cell table:style-name="ce85"/>
          <table:table-cell table:style-name="ce53"/>
          <table:table-cell/>
        </table:table-row>
        <table:table-row table:style-name="ro35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A 2-4. lépéseket ismételjük amíg az összes adatot fel nem visszük az alkalmazásba.</text:p>
          </table:table-cell>
          <table:covered-table-cell table:style-name="ce24"/>
          <table:table-cell office:value-type="string" calcext:value-type="string" table:number-columns-spanned="2" table:number-rows-spanned="1">
            <text:p>Lásd 2-4. lépés</text:p>
          </table:table-cell>
          <table:covered-table-cell table:style-name="ce58"/>
          <table:table-cell office:value-type="string" calcext:value-type="string" table:number-columns-spanned="2" table:number-rows-spanned="1">
            <text:p>Lásd 2-4. lépés</text:p>
          </table:table-cell>
          <table:covered-table-cell/>
          <table:table-cell table:style-name="ce69"/>
          <table:table-cell table:style-name="ce190" office:value-type="string" calcext:value-type="string" table:number-columns-spanned="2" table:number-rows-spanned="1">
            <text:p>pass</text:p>
          </table:table-cell>
          <table:covered-table-cell table:style-name="ce194"/>
          <table:table-cell table:style-name="ce53"/>
          <table:table-cell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Az oldalon a felső menüsorban a „Home” gombra kattintunk.</text:p>
          </table:table-cell>
          <table:covered-table-cell table:style-name="ce24"/>
          <table:table-cell office:value-type="string" calcext:value-type="string" table:number-columns-spanned="2" table:number-rows-spanned="1">
            <text:p>Megjelenik az alkalmazás kezdőoldala.</text:p>
          </table:table-cell>
          <table:covered-table-cell table:style-name="ce58"/>
          <table:table-cell office:value-type="string" calcext:value-type="string" table:number-columns-spanned="2" table:number-rows-spanned="1">
            <text:p>Megjelent az alkalmazás kezdőoldala.</text:p>
          </table:table-cell>
          <table:covered-table-cell/>
          <table:table-cell table:style-name="ce69"/>
          <table:table-cell table:style-name="ce190" office:value-type="string" calcext:value-type="string" table:number-columns-spanned="2" table:number-rows-spanned="1">
            <text:p>pass</text:p>
          </table:table-cell>
          <table:covered-table-cell table:style-name="ce194"/>
          <table:table-cell table:style-name="ce53"/>
          <table:table-cell/>
        </table:table-row>
        <table:table-row table:style-name="ro12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Végig görgetjük az oldalt és ellenőrizzük, hogy a felvitt posztjaink megjelennek e az oldalon.</text:p>
          </table:table-cell>
          <table:covered-table-cell table:style-name="ce24"/>
          <table:table-cell office:value-type="string" calcext:value-type="string" table:number-columns-spanned="2" table:number-rows-spanned="1">
            <text:p>Az általunk felvitt posztoknak láthatónak kell lennie az oldalon.</text:p>
          </table:table-cell>
          <table:covered-table-cell table:style-name="ce58"/>
          <table:table-cell office:value-type="string" calcext:value-type="string" table:number-columns-spanned="2" table:number-rows-spanned="1">
            <text:p>Az általunk felvitt posztok láthatók az oldalon.</text:p>
          </table:table-cell>
          <table:covered-table-cell/>
          <table:table-cell table:style-name="ce69"/>
          <table:table-cell table:style-name="ce191" office:value-type="string" calcext:value-type="string" table:number-columns-spanned="2" table:number-rows-spanned="1">
            <text:p>pass</text:p>
          </table:table-cell>
          <table:covered-table-cell table:style-name="ce195"/>
          <table:table-cell table:style-name="ce53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 table:style-name="ce58"/>
          <table:table-cell table:number-columns-spanned="3" table:number-rows-spanned="1"/>
          <table:covered-table-cell/>
          <table:covered-table-cell table:style-name="ce69"/>
          <table:table-cell table:style-name="ce192"/>
          <table:table-cell table:style-name="ce196"/>
          <table:table-cell table:style-name="ce53"/>
          <table:table-cell/>
        </table:table-row>
        <table:table-row table:style-name="ro2">
          <table:table-cell table:style-name="ce10" table:number-columns-repeated="7"/>
          <table:table-cell table:number-columns-repeated="5"/>
        </table:table-row>
        <calcext:conditional-formats>
          <calcext:conditional-format calcext:target-range-address="'TC11 - Upload data'.J5:'TC11 - Upload data'.J5">
            <calcext:condition calcext:apply-style-name="Excel_CondFormat_1_1_1" calcext:value="formula-is(NOT(ISERROR(SEARCH(&quot;Pass&quot;;[.J5]))))" calcext:base-cell-address="'TC10 - Save data'.J5"/>
            <calcext:condition calcext:apply-style-name="Excel_CondFormat_1_1_2" calcext:value="formula-is(NOT(ISERROR(SEARCH(&quot;Fail&quot;;[.J5]))))" calcext:base-cell-address="'TC10 - Save data'.J5"/>
          </calcext:conditional-format>
          <calcext:conditional-format calcext:target-range-address="'TC11 - Upload data'.I23:'TC11 - Upload data'.J24 'TC11 - Upload data'.I19:'TC11 - Upload data'.I22">
            <calcext:condition calcext:apply-style-name="Excel_CondFormat_1_2_1" calcext:value="formula-is(NOT(ISERROR(SEARCH(&quot;Fail&quot;;[.I19]))))" calcext:base-cell-address="'TC10 - Save data'.I19"/>
            <calcext:condition calcext:apply-style-name="Excel_CondFormat_1_2_2" calcext:value="formula-is(NOT(ISERROR(SEARCH(&quot;Pass&quot;;[.I19]))))" calcext:base-cell-address="'TC10 - Save data'.I19"/>
          </calcext:conditional-format>
          <calcext:conditional-format calcext:target-range-address="'TC11 - Upload data'.I25:'TC11 - Upload data'.J25">
            <calcext:condition calcext:apply-style-name="Excel_CondFormat_1_3_1" calcext:value="formula-is(NOT(ISERROR(SEARCH(&quot;Fail&quot;;[.I25]))))" calcext:base-cell-address="'TC10 - Save data'.I25"/>
            <calcext:condition calcext:apply-style-name="Excel_CondFormat_1_3_2" calcext:value="formula-is(NOT(ISERROR(SEARCH(&quot;Pass&quot;;[.I25]))))" calcext:base-cell-address="'TC10 - Save data'.I25"/>
          </calcext:conditional-format>
          <calcext:conditional-format calcext:target-range-address="'TC11 - Upload data'.I26:'TC11 - Upload data'.J26">
            <calcext:condition calcext:apply-style-name="Excel_CondFormat_1_4_1" calcext:value="formula-is(NOT(ISERROR(SEARCH(&quot;Fail&quot;;[.I26]))))" calcext:base-cell-address="'TC10 - Save data'.I26"/>
            <calcext:condition calcext:apply-style-name="Excel_CondFormat_1_4_2" calcext:value="formula-is(NOT(ISERROR(SEARCH(&quot;Pass&quot;;[.I26]))))" calcext:base-cell-address="'TC10 - Save data'.I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non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loext:min-decimal-places="0" number:min-integer-digits="1" number:grouping="true"/>
      <number:text> Ft</number:text>
    </number:number-style>
    <number:number-style style:name="N14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Ft</number:text>
    </number:number-style>
    <number:number-style style:name="N14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2" style:volatile="true">
      <loext:text> </loext:text>
      <loext:fill-character> </loext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month number:style="long" number:textual="true"/>
      <number:text> </number:text>
      <number:day/>
      <number:text>, </number:text>
      <number:year number:style="long"/>
    </number:date-style>
    <number:date-style style:name="N191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91">
      <number:text-content/>
      <style:map style:condition="value()&lt;=1.79769313486232E+308" style:apply-style-name="N191P0"/>
    </number:text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00.00.00</text:date>, <text:time style:data-style-name="N2" text:time-value="10:37:29.642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áté Pataki;Mate.Pataki@training360.com</meta:initial-creator>
    <meta:creation-date>2010-03-03T09:48:51</meta:creation-date>
    <dc:date>2021-08-16T15:31:49.961000000</dc:date>
    <meta:editing-duration>PT1H1M48S</meta:editing-duration>
    <meta:editing-cycles>9</meta:editing-cycles>
    <meta:generator>LibreOffice/6.4.6.2$Windows_x86 LibreOffice_project/0ce51a4fd21bff07a5c061082cc82c5ed232f115</meta:generator>
    <meta:document-statistic meta:table-count="12" meta:cell-count="818" meta:object-count="0"/>
  </office:meta>
</office:document-meta>
</file>